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"/>
  <manifest:file-entry manifest:full-path="ObjectReplacements/Object 46" manifest:media-type="application/x-openoffice-gdimetafile;windows_formatname=&quot;GDIMetaFile&quot;"/>
  <manifest:file-entry manifest:full-path="ObjectReplacements/Object 3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" manifest:media-type=""/>
  <manifest:file-entry manifest:full-path="ObjectReplacements/Object 6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"/>
  <manifest:file-entry manifest:full-path="ObjectReplacements/Object 119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2" fo:font-size="10pt" officeooo:paragraph-rsid="00196c12" style:font-size-asian="10pt" style:font-size-complex="10pt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08c81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13441a" officeooo:paragraph-rsid="00170f48" style:text-scale="96%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réponse_20_élève">
      <style:paragraph-properties fo:margin-left="0cm" fo:margin-right="0cm" fo:margin-top="0cm" fo:margin-bottom="0cm" loext:contextual-spacing="false" style:line-height-at-least="0.7cm" fo:text-indent="0cm" style:auto-text-indent="false"/>
      <style:text-properties fo:font-style="normal" officeooo:paragraph-rsid="007863cb" style:font-style-asian="normal" style:font-style-complex="normal"/>
    </style:style>
    <style:style style:name="P28" style:family="paragraph" style:parent-style-name="_5f_Paragraphe_20_livret_20_">
      <loext:graphic-properties draw:fill="none" draw:fill-color="#729fcf"/>
      <style:paragraph-properties fo:margin-left="0cm" fo:margin-right="0cm" fo:margin-top="0.6cm" fo:margin-bottom="0cm" loext:contextual-spacing="false" fo:text-indent="0cm" style:auto-text-indent="false" fo:background-color="transparent" style:shadow="none"/>
      <style:text-properties officeooo:paragraph-rsid="007863cb"/>
    </style:style>
    <style:style style:name="P29" style:family="paragraph" style:parent-style-name="_5f_Paragraphe_20_livret_20_">
      <loext:graphic-properties draw:fill="none" draw:fill-color="#729fcf"/>
      <style:paragraph-properties fo:margin-left="0cm" fo:margin-right="0cm" fo:margin-top="0.6cm" fo:margin-bottom="0cm" loext:contextual-spacing="false" fo:text-indent="0cm" style:auto-text-indent="false" fo:background-color="transparent" style:shadow="none"/>
      <style:text-properties fo:font-weight="normal" officeooo:paragraph-rsid="007863cb" style:font-weight-asian="normal" style:font-weight-complex="normal"/>
    </style:style>
    <style:style style:name="P30" style:family="paragraph" style:parent-style-name="_5f_Paragraphe_20_livret_20_réponse_20_élève">
      <style:paragraph-properties fo:margin-left="0cm" fo:margin-right="0cm" fo:margin-top="0.6cm" fo:margin-bottom="0cm" loext:contextual-spacing="false" style:line-height-at-least="0.7cm" fo:text-indent="0cm" style:auto-text-indent="false"/>
      <style:text-properties fo:font-style="normal" officeooo:paragraph-rsid="007863cb" style:font-style-asian="normal" style:font-style-complex="normal"/>
    </style:style>
    <style:style style:name="P31" style:family="paragraph" style:parent-style-name="_5f_Paragraphe_20_livret_20_réponse_20_élève">
      <style:paragraph-properties fo:margin-left="0cm" fo:margin-right="0cm" fo:margin-top="0.6cm" fo:margin-bottom="0cm" loext:contextual-spacing="false" style:line-height-at-least="0.7cm" fo:text-indent="0cm" style:auto-text-indent="false"/>
      <style:text-properties officeooo:paragraph-rsid="007863cb"/>
    </style:style>
    <style:style style:name="P32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7863cb"/>
    </style:style>
    <style:style style:name="P34" style:family="paragraph" style:parent-style-name="Standard">
      <style:paragraph-properties fo:margin-top="0cm" fo:margin-bottom="0.199cm" loext:contextual-spacing="false"/>
      <style:text-properties style:font-name="Bitstream Vera Sans2" fo:font-size="10pt" officeooo:paragraph-rsid="00196c12" style:font-size-asian="10pt" style:font-size-complex="10pt"/>
    </style:style>
    <style:style style:name="P35" style:family="paragraph" style:parent-style-name="Standard">
      <style:paragraph-properties fo:margin-top="0cm" fo:margin-bottom="0.199cm" loext:contextual-spacing="false"/>
      <style:text-properties style:font-name="Bitstream Vera Sans2" fo:font-size="10pt" officeooo:paragraph-rsid="0031cdb0" style:font-size-asian="10pt" style:font-size-complex="10pt"/>
    </style:style>
    <style:style style:name="P36" style:family="paragraph" style:parent-style-name="Standard">
      <style:paragraph-properties fo:margin-top="0cm" fo:margin-bottom="0.199cm" loext:contextual-spacing="false"/>
      <style:text-properties style:font-name="Bitstream Vera Sans2" fo:font-size="10pt" officeooo:paragraph-rsid="0068597f" style:font-size-asian="10pt" style:font-size-complex="10pt"/>
    </style:style>
    <style:style style:name="P37" style:family="paragraph" style:parent-style-name="Standard">
      <style:paragraph-properties fo:margin-top="0cm" fo:margin-bottom="0.199cm" loext:contextual-spacing="false"/>
      <style:text-properties fo:color="#d3802c" style:font-name="Bitstream Vera Sans2" fo:font-size="10pt" fo:font-weight="bold" officeooo:rsid="0068597f" officeooo:paragraph-rsid="0068597f" style:font-size-asian="10pt" style:font-weight-asian="bold" style:font-size-complex="10pt" style:font-weight-complex="bold"/>
    </style:style>
    <style:style style:name="P38" style:family="paragraph" style:parent-style-name="Standard" style:master-page-name="">
      <style:paragraph-properties fo:margin-top="0cm" fo:margin-bottom="0.199cm" loext:contextual-spacing="false" style:page-number="auto" fo:break-before="auto" fo:break-after="auto"/>
      <style:text-properties style:font-name="Bitstream Vera Sans2" fo:font-size="10pt" officeooo:paragraph-rsid="00196c12" style:font-size-asian="10pt" style:font-size-complex="10pt"/>
    </style:style>
    <style:style style:name="P39" style:family="paragraph" style:parent-style-name="Standard">
      <style:paragraph-properties fo:margin-top="0.101cm" fo:margin-bottom="0cm" loext:contextual-spacing="false"/>
      <style:text-properties style:font-name="Bitstream Vera Sans2" fo:font-size="10pt" officeooo:paragraph-rsid="00196c12" style:font-size-asian="10pt" style:font-size-complex="10pt"/>
    </style:style>
    <style:style style:name="P40" style:family="paragraph" style:parent-style-name="Standard">
      <style:paragraph-properties fo:margin-top="0.101cm" fo:margin-bottom="0cm" loext:contextual-spacing="false"/>
      <style:text-properties style:font-name="Bitstream Vera Sans2" fo:font-size="10pt" officeooo:paragraph-rsid="0037f215" style:font-size-asian="10pt" style:font-size-complex="10pt"/>
    </style:style>
    <style:style style:name="P41" style:family="paragraph" style:parent-style-name="Standard">
      <style:paragraph-properties fo:margin-top="0.101cm" fo:margin-bottom="0cm" loext:contextual-spacing="false"/>
      <style:text-properties fo:color="#000000" style:font-name="Bitstream Vera Sans2" fo:font-size="10pt" fo:font-style="normal" fo:font-weight="bold" officeooo:paragraph-rsid="00196c12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2" style:family="paragraph" style:parent-style-name="FILET_5f_POINTILLES">
      <style:paragraph-properties fo:margin-top="0.199cm" fo:margin-bottom="0cm" loext:contextual-spacing="false" style:line-height-at-least="0.7cm"/>
      <style:text-properties officeooo:paragraph-rsid="0040134e"/>
    </style:style>
    <style:style style:name="P43" style:family="paragraph" style:parent-style-name="FILET_5f_POINTILLES">
      <style:paragraph-properties fo:margin-top="0.199cm" fo:margin-bottom="0cm" loext:contextual-spacing="false" style:line-height-at-least="0.7cm">
        <style:tab-stops>
          <style:tab-stop style:position="9.601cm" style:type="right" style:leader-style="dotted" style:leader-text="."/>
        </style:tab-stops>
      </style:paragraph-properties>
      <style:text-properties officeooo:paragraph-rsid="007863cb"/>
    </style:style>
    <style:style style:name="P44" style:family="paragraph" style:parent-style-name="_5f_Paragraphe_20_livret_20_">
      <style:paragraph-properties fo:margin-top="0.6cm" fo:margin-bottom="0cm" loext:contextual-spacing="false" fo:line-height="100%"/>
      <style:text-properties style:use-window-font-color="true" fo:font-style="normal" officeooo:paragraph-rsid="007863cb" style:font-style-asian="normal" style:font-style-complex="normal"/>
    </style:style>
    <style:style style:name="P45" style:family="paragraph" style:parent-style-name="_5f_Paragraphe_20_livret_20_">
      <style:paragraph-properties fo:margin-top="0.88cm" fo:margin-bottom="0cm" loext:contextual-spacing="false" fo:line-height="100%"/>
      <style:text-properties fo:color="#b3b3b3" fo:font-style="normal" officeooo:paragraph-rsid="007863cb" style:font-style-asian="normal" style:font-style-complex="normal"/>
    </style:style>
    <style:style style:name="P46" style:family="paragraph" style:parent-style-name="Exo_5f_Num" style:list-style-name="Num_5f_Exo">
      <style:paragraph-properties fo:margin-top="0.85cm" fo:margin-bottom="0.101cm" loext:contextual-spacing="false"/>
      <style:text-properties officeooo:paragraph-rsid="003ab523"/>
    </style:style>
    <style:style style:name="P47" style:family="paragraph" style:parent-style-name="Exo_5f_Num">
      <style:paragraph-properties fo:margin-top="0.499cm" fo:margin-bottom="0.199cm" loext:contextual-spacing="false"/>
      <style:text-properties officeooo:paragraph-rsid="0073c695"/>
    </style:style>
    <style:style style:name="P48" style:family="paragraph" style:parent-style-name="Exo_5f_Num">
      <style:paragraph-properties fo:margin-top="1.071cm" fo:margin-bottom="0.199cm" loext:contextual-spacing="false"/>
    </style:style>
    <style:style style:name="P49" style:family="paragraph" style:parent-style-name="FILET_5f_POINTILLES" style:list-style-name="_5f_Numérotation_20_des_20_exercices_20_livrets">
      <style:paragraph-properties fo:margin-top="0.199cm" fo:margin-bottom="0cm" loext:contextual-spacing="false" style:line-height-at-least="0.7cm"/>
      <style:text-properties officeooo:paragraph-rsid="0040134e"/>
    </style:style>
    <style:style style:name="P50" style:family="paragraph" style:parent-style-name="FILET_5f_POINTILLES" style:list-style-name="_5f_Numérotation_20_des_20_exercices_20_livrets">
      <style:paragraph-properties fo:margin-top="0.199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40134e"/>
    </style:style>
    <style:style style:name="P51" style:family="paragraph" style:parent-style-name="FILET_5f_POINTILLES" style:list-style-name="_5f_Numérotation_20_des_20_exercices_20_livrets">
      <style:paragraph-properties fo:margin-top="0.199cm" fo:margin-bottom="0cm" loext:contextual-spacing="false" style:line-height-at-least="0.7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0134e"/>
    </style:style>
    <style:style style:name="P52" style:family="paragraph" style:parent-style-name="FILET_5f_POINTILLES" style:list-style-name="_5f_Numérotation_20_des_20_exercices_20_livrets">
      <style:paragraph-properties fo:margin-top="0.199cm" fo:margin-bottom="0cm" loext:contextual-spacing="false" style:line-height-at-least="0.7cm">
        <style:tab-stops>
          <style:tab-stop style:position="9.601cm" style:type="right" style:leader-style="dotted" style:leader-text="."/>
        </style:tab-stops>
      </style:paragraph-properties>
      <style:text-properties officeooo:paragraph-rsid="007863cb"/>
    </style:style>
    <style:style style:name="P53" style:family="paragraph" style:parent-style-name="FILET_5f_POINTILLES" style:list-style-name="_5f_Numérotation_20_des_20_exercices_20_livrets">
      <style:paragraph-properties fo:margin-top="0.199cm" fo:margin-bottom="0cm" loext:contextual-spacing="false" style:line-height-at-least="0.7cm" fo:text-align="justify" style:justify-single-word="false">
        <style:tab-stops>
          <style:tab-stop style:position="9.601cm" style:type="right" style:leader-style="dotted" style:leader-text="."/>
        </style:tab-stops>
      </style:paragraph-properties>
      <style:text-properties fo:color="#b3b3b3" style:font-name="Bitstream Vera Sans2" fo:font-style="normal" officeooo:paragraph-rsid="007863cb" style:font-style-asian="normal" style:font-style-complex="normal"/>
    </style:style>
    <style:style style:name="P54" style:family="paragraph" style:parent-style-name="FILET_5f_POINTILLES" style:list-style-name="_5f_Numérotation_20_des_20_exercices_20_livrets">
      <style:paragraph-properties fo:margin-top="0.199cm" fo:margin-bottom="0cm" loext:contextual-spacing="false" style:line-height-at-least="0.7cm" fo:text-align="justify" style:justify-single-word="false">
        <style:tab-stops>
          <style:tab-stop style:position="9.601cm" style:type="right" style:leader-style="dotted" style:leader-text="."/>
        </style:tab-stops>
      </style:paragraph-properties>
      <style:text-properties fo:color="#b3b3b3" fo:font-style="normal" officeooo:paragraph-rsid="007863cb" style:font-style-asian="normal" style:font-style-complex="normal"/>
    </style:style>
    <style:style style:name="P55" style:family="paragraph" style:parent-style-name="FILET_5f_POINTILLES" style:list-style-name="_5f_Numérotation_20_des_20_exercices_20_livrets">
      <style:paragraph-properties fo:margin-top="0.101cm" fo:margin-bottom="0cm" loext:contextual-spacing="false" style:line-height-at-least="0.7cm"/>
      <style:text-properties officeooo:paragraph-rsid="0040134e"/>
    </style:style>
    <style:style style:name="P56" style:family="paragraph" style:parent-style-name="FILET_5f_POINTILLES" style:list-style-name="_5f_Numérotation_20_des_20_exercices_20_livrets">
      <style:paragraph-properties fo:margin-top="0.101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40134e"/>
    </style:style>
    <style:style style:name="P57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.199cm" fo:margin-bottom="0cm" loext:contextual-spacing="false" style:line-height-at-least="0.7cm" fo:text-indent="0cm" style:auto-text-indent="false" style:page-number="auto" fo:background-color="transparent" style:shadow="none">
        <style:tab-stops>
          <style:tab-stop style:position="9.601cm" style:type="right" style:leader-style="dotted" style:leader-text="."/>
        </style:tab-stops>
      </style:paragraph-properties>
      <style:text-properties officeooo:paragraph-rsid="007863cb"/>
    </style:style>
    <style:style style:name="P58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.199cm" fo:margin-bottom="0cm" loext:contextual-spacing="false" style:line-height-at-least="0.7cm" fo:text-align="justify" style:justify-single-word="false" fo:text-indent="0cm" style:auto-text-indent="false" fo:background-color="transparent" style:shadow="none">
        <style:tab-stops>
          <style:tab-stop style:position="9.601cm" style:type="right" style:leader-style="dotted" style:leader-text="."/>
        </style:tab-stops>
      </style:paragraph-properties>
      <style:text-properties fo:color="#b3b3b3" officeooo:paragraph-rsid="007863cb"/>
    </style:style>
    <style:style style:name="P59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.199cm" fo:margin-bottom="0cm" loext:contextual-spacing="false" style:line-height-at-least="0.7cm" fo:text-indent="0cm" style:auto-text-indent="false" fo:background-color="transparent" style:shadow="none">
        <style:tab-stops>
          <style:tab-stop style:position="9.52cm" style:type="right" style:leader-style="dotted" style:leader-text="."/>
        </style:tab-stops>
      </style:paragraph-properties>
      <style:text-properties fo:color="#b3b3b3" officeooo:paragraph-rsid="007863cb"/>
    </style:style>
    <style:style style:name="P60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.199cm" fo:margin-bottom="0cm" loext:contextual-spacing="false" style:line-height-at-least="0.7cm" fo:text-align="justify" style:justify-single-word="false" fo:text-indent="0cm" style:auto-text-indent="false" fo:background-color="transparent" style:shadow="none">
        <style:tab-stops>
          <style:tab-stop style:position="9.601cm" style:type="right" style:leader-style="dotted" style:leader-text="."/>
        </style:tab-stops>
      </style:paragraph-properties>
      <style:text-properties fo:color="#b3b3b3" fo:font-style="normal" officeooo:paragraph-rsid="007863cb" style:font-style-asian="normal" style:font-style-complex="normal"/>
    </style:style>
    <style:style style:name="P61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.199cm" fo:margin-bottom="0cm" loext:contextual-spacing="false" style:line-height-at-least="0.7cm" fo:text-indent="0cm" style:auto-text-indent="false" fo:background-color="transparent" style:shadow="none">
        <style:tab-stops>
          <style:tab-stop style:position="9.601cm" style:type="right" style:leader-style="dotted" style:leader-text="."/>
        </style:tab-stops>
      </style:paragraph-properties>
      <style:text-properties officeooo:paragraph-rsid="007863cb"/>
    </style:style>
    <style:style style:name="P62" style:family="paragraph" style:parent-style-name="_5f_En-tête" style:list-style-name="_5f_Numérotation_20_des_20_exercices_20_livrets"/>
    <style:style style:name="P63" style:family="paragraph" style:parent-style-name="_5f_Paragraphe_20_livret_20_" style:list-style-name="liste_5f_abc">
      <style:paragraph-properties fo:margin-top="0.921cm" fo:margin-bottom="0cm" loext:contextual-spacing="false"/>
      <style:text-properties officeooo:paragraph-rsid="0040134e"/>
    </style:style>
    <style:style style:name="P64" style:family="paragraph" style:parent-style-name="_5f_Paragraphe_20_livret_20_" style:list-style-name="liste_5f_abc">
      <style:paragraph-properties fo:margin-top="0.9cm" fo:margin-bottom="0cm" loext:contextual-spacing="false"/>
      <style:text-properties officeooo:paragraph-rsid="0040134e"/>
    </style:style>
    <style:style style:name="P65" style:family="paragraph" style:parent-style-name="_5f_Paragraphe_20_livret_20_" style:list-style-name="liste_5f_abc">
      <style:paragraph-properties fo:margin-top="1.101cm" fo:margin-bottom="0cm" loext:contextual-spacing="false"/>
      <style:text-properties officeooo:paragraph-rsid="0040134e"/>
    </style:style>
    <style:style style:name="P66" style:family="paragraph" style:parent-style-name="_5f_Paragraphe_20_livret_20_réponse_20_élève" style:list-style-name="liste_5f_abc">
      <style:paragraph-properties fo:margin-top="0.199cm" fo:margin-bottom="0cm" loext:contextual-spacing="false" fo:line-height="100%">
        <style:tab-stops>
          <style:tab-stop style:position="1.58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0134e"/>
    </style:style>
    <style:style style:name="P67" style:family="paragraph" style:parent-style-name="_5f_Paragraphe_20_livret_20_réponse_20_élève" style:list-style-name="liste_5f_abc">
      <style:paragraph-properties fo:margin-top="0.9cm" fo:margin-bottom="0cm" loext:contextual-spacing="false" fo:line-height="100%">
        <style:tab-stops>
          <style:tab-stop style:position="1cm" style:leader-style="dotted" style:leader-text="."/>
          <style:tab-stop style:position="1.686cm" style:leader-style="dotted" style:leader-text="."/>
          <style:tab-stop style:position="3.36cm" style:leader-style="dotted" style:leader-text="."/>
          <style:tab-stop style:position="3.995cm" style:leader-style="dotted" style:leader-text="."/>
          <style:tab-stop style:position="4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0134e"/>
    </style:style>
    <style:style style:name="P68" style:family="paragraph" style:parent-style-name="_5f_Paragraphe_20_livret_20_réponse_20_élève" style:list-style-name="liste_5f_abc">
      <style:paragraph-properties fo:margin-top="0.831cm" fo:margin-bottom="0cm" loext:contextual-spacing="false" fo:line-height="100%"/>
      <style:text-properties officeooo:paragraph-rsid="0040134e"/>
    </style:style>
    <style:style style:name="P69" style:family="paragraph" style:parent-style-name="_5f_Paragraphe_20_énoncé_20_après_20_numéro" style:list-style-name="" style:master-page-name="_5f_Fiche_20_éditeur_20_série_20_2_20_une_20_colonne_20_impaire_20__28_G_29_">
      <style:paragraph-properties fo:margin-top="0cm" fo:margin-bottom="0.199cm" loext:contextual-spacing="false" style:page-number="16" fo:break-before="auto" fo:break-after="auto"/>
      <style:text-properties style:font-name="Bitstream Vera Sans2" fo:font-size="10pt" fo:font-weight="bold" officeooo:paragraph-rsid="0023d6be" style:font-size-asian="10pt" style:font-weight-asian="bold" style:font-size-complex="10pt" style:font-weight-complex="bold"/>
    </style:style>
    <style:style style:name="P70" style:family="paragraph" style:parent-style-name="_5f_Pied_20_de_20_page" style:list-style-name="">
      <style:paragraph-properties fo:text-align="end" style:justify-single-word="false"/>
    </style:style>
    <style:style style:name="P71" style:family="paragraph" style:parent-style-name="_5f_Pied_20_de_20_page">
      <style:paragraph-properties fo:text-align="end" style:justify-single-word="false"/>
    </style:style>
    <style:style style:name="P72" style:family="paragraph" style:parent-style-name="_5f_Pied_20_de_20_page" style:list-style-name=""/>
    <style:style style:name="P7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4" style:family="paragraph" style:parent-style-name="_5f_Pied_20_de_20_page" style:list-style-name="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5" style:family="paragraph" style:parent-style-name="_5f_Pied_20_de_20_page" style:list-style-name="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6" style:family="paragraph" style:parent-style-name="_5f_paragraphre_20_fiche_20__20_livret" style:list-style-name="liste_5f_abc">
      <style:paragraph-properties style:line-height-at-least="0cm">
        <style:tab-stops>
          <style:tab-stop style:position="3.307cm" style:type="right"/>
          <style:tab-stop style:position="8.999cm" style:type="right" style:leader-style="dotted" style:leader-text="."/>
        </style:tab-stops>
      </style:paragraph-properties>
      <style:text-properties officeooo:paragraph-rsid="007863cb"/>
    </style:style>
    <style:style style:name="P77" style:family="paragraph" style:parent-style-name="_5f_paragraphre_20_fiche_20__20_livret" style:list-style-name="Num_5f_Exo">
      <style:paragraph-properties fo:margin-top="1cm" fo:margin-bottom="0.199cm" loext:contextual-spacing="false" style:line-height-at-least="0cm">
        <style:tab-stops>
          <style:tab-stop style:position="3.307cm" style:type="right"/>
          <style:tab-stop style:position="8.999cm" style:type="right" style:leader-style="dotted" style:leader-text="."/>
        </style:tab-stops>
      </style:paragraph-properties>
      <style:text-properties style:font-name="Bitstream Vera Sans2" officeooo:paragraph-rsid="007863cb"/>
    </style:style>
    <style:style style:name="P78" style:family="paragraph" style:parent-style-name="_5f_paragraphre_20_fiche_20__20_livret" style:list-style-name="liste_5f_abc">
      <style:paragraph-properties fo:margin-top="0cm" fo:margin-bottom="0.199cm" loext:contextual-spacing="false" style:line-height-at-least="0cm">
        <style:tab-stops>
          <style:tab-stop style:position="3.307cm" style:type="right"/>
          <style:tab-stop style:position="8.999cm" style:type="right" style:leader-style="dotted" style:leader-text="."/>
        </style:tab-stops>
      </style:paragraph-properties>
      <style:text-properties style:font-name="Bitstream Vera Sans2" fo:font-size="10pt" fo:font-weight="bold" officeooo:paragraph-rsid="007863cb" style:font-size-asian="10pt" style:font-weight-asian="bold" style:font-size-complex="10pt" style:font-weight-complex="bold"/>
    </style:style>
    <style:style style:name="P79" style:family="paragraph" style:parent-style-name="_5f_paragraphre_20_fiche_20__20_livret" style:list-style-name="liste_5f_abc">
      <style:paragraph-properties fo:margin-top="0cm" fo:margin-bottom="0.199cm" loext:contextual-spacing="false" style:line-height-at-least="0cm">
        <style:tab-stops>
          <style:tab-stop style:position="3.307cm" style:type="right"/>
          <style:tab-stop style:position="8.999cm" style:type="right" style:leader-style="dotted" style:leader-text="."/>
        </style:tab-stops>
      </style:paragraph-properties>
      <style:text-properties style:font-name="Bitstream Vera Sans2" fo:font-size="10pt" fo:font-weight="bold" officeooo:paragraph-rsid="007e14b2" style:font-size-asian="10pt" style:font-weight-asian="bold" style:font-size-complex="10pt" style:font-weight-complex="bold"/>
    </style:style>
    <style:style style:name="P80" style:family="paragraph">
      <loext:graphic-properties draw:fill="none" draw:fill-color="#ffffff"/>
    </style:style>
    <style:style style:name="P81" style:family="paragraph">
      <loext:graphic-properties draw:fill="none" draw:fill-color="#ffffff"/>
      <style:text-properties style:font-name="Bitstream Vera Sans2" fo:font-size="12pt"/>
    </style:style>
    <style:style style:name="P82" style:family="paragraph">
      <style:paragraph-properties fo:margin-top="0cm" fo:margin-bottom="0.199cm"/>
    </style:style>
    <style:style style:name="P83" style:family="paragraph">
      <loext:graphic-properties draw:fill="none" draw:fill-color="#ffffff"/>
      <style:paragraph-properties fo:margin-top="0cm" fo:margin-bottom="0.199cm"/>
      <style:text-properties fo:font-size="10pt" style:font-size-asian="10pt"/>
    </style:style>
    <style:style style:name="P84" style:family="paragraph">
      <style:paragraph-properties fo:margin-top="0cm" fo:margin-bottom="0.199cm" fo:text-align="center"/>
    </style:style>
    <style:style style:name="P85" style:family="paragraph">
      <loext:graphic-properties draw:fill-color="#d3802b"/>
      <style:paragraph-properties fo:margin-top="0cm" fo:margin-bottom="0.199cm" fo:text-align="center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8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text-align="center"/>
    </style:style>
    <style:style style:name="P88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89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08c81"/>
    </style:style>
    <style:style style:name="T6" style:family="text">
      <style:text-properties style:font-name="Bitstream Vera Sans2"/>
    </style:style>
    <style:style style:name="T7" style:family="text">
      <style:text-properties style:font-name="Bitstream Vera Sans2" fo:font-weight="normal" style:font-weight-asian="normal" style:font-weight-complex="normal"/>
    </style:style>
    <style:style style:name="T8" style:family="text">
      <style:text-properties style:font-name="Bitstream Vera Sans2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OpenSymbol"/>
    </style:style>
    <style:style style:name="T10" style:family="text">
      <style:text-properties fo:color="#000000"/>
    </style:style>
    <style:style style:name="T11" style:family="text">
      <style:text-properties fo:color="#000000" style:font-name="OpenSymbol"/>
    </style:style>
    <style:style style:name="T12" style:family="text">
      <style:text-properties fo:color="#000000" style:font-name="Bitstream Vera Sans2"/>
    </style:style>
    <style:style style:name="T13" style:family="text">
      <style:text-properties fo:color="#000000" style:font-name="Bitstream Vera Sans2" fo:font-weight="normal" style:font-weight-asian="normal" style:font-weight-complex="normal"/>
    </style:style>
    <style:style style:name="T14" style:family="text">
      <style:text-properties fo:color="#000000" style:font-name="OpenSymbol2" fo:font-size="10pt" style:font-name-asian="OpenSymbol2" style:font-size-asian="10pt" style:font-name-complex="OpenSymbol2" style:font-size-complex="10pt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Bitstream Vera Sans2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font-size-asian="10pt" style:font-size-complex="10pt"/>
    </style:style>
    <style:style style:name="T18" style:family="text">
      <style:text-properties style:use-window-font-color="true" fo:font-size="10pt" fo:font-style="normal" style:font-style-asian="normal" style:font-style-complex="normal"/>
    </style:style>
    <style:style style:name="T19" style:family="text">
      <style:text-properties style:use-window-font-color="true" style:font-name="OpenSymbol2" fo:font-size="10pt" fo:font-style="normal" style:font-name-asian="OpenSymbol2" style:font-style-asian="normal" style:font-name-complex="OpenSymbol2" style:font-style-complex="normal"/>
    </style:style>
    <style:style style:name="T20" style:family="text">
      <style:text-properties style:use-window-font-color="true" style:font-name="OpenSymbol" fo:font-size="10pt" fo:font-style="normal" style:font-style-asian="normal" style:font-style-complex="normal"/>
    </style:style>
    <style:style style:name="T21" style:family="text">
      <style:text-properties style:use-window-font-color="true" officeooo:rsid="003ab523" fo:background-color="transparent" loext:char-shading-value="0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OpenSymbol1" style:font-name-asian="OpenSymbol1" style:font-name-complex="OpenSymbol1"/>
    </style:style>
    <style:style style:name="T26" style:family="text">
      <style:text-properties fo:text-transform="uppercase" style:use-window-font-color="true" fo:letter-spacing="-0.004cm" fo:font-weight="normal" officeooo:rsid="00177b7d" style:font-weight-asian="normal" style:font-weight-complex="normal"/>
    </style:style>
    <style:style style:name="T27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28" style:family="text">
      <style:text-properties style:text-position="0% 100%" style:font-name-asian="OpenSymbol" style:font-size-asian="10pt" style:font-name-complex="OpenSymbol" style:font-size-complex="10pt"/>
    </style:style>
    <style:style style:name="T29" style:family="text">
      <style:text-properties style:text-position="0% 100%" fo:font-weight="normal" style:font-name-asian="OpenSymbol" style:font-size-asian="10pt" style:font-weight-asian="normal" style:font-name-complex="OpenSymbol" style:font-size-complex="10pt" style:font-weight-complex="normal"/>
    </style:style>
    <style:style style:name="T30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1" style:family="text">
      <style:text-properties officeooo:rsid="0037f215"/>
    </style:style>
    <style:style style:name="T32" style:family="text">
      <style:text-properties officeooo:rsid="0068597f"/>
    </style:style>
    <style:style style:name="T33" style:family="text">
      <style:text-properties officeooo:rsid="006b5cc4"/>
    </style:style>
    <style:style style:name="T34" style:family="text">
      <style:text-properties style:font-name="Bitstream Vera Sans2" fo:font-size="10pt" style:font-size-asian="10pt"/>
    </style:style>
    <style:style style:name="T35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36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6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4620*" fo:start-indent="0cm" fo:end-indent="0.15cm"/>
          <style:column style:rel-width="5724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 fo:column-gap="0.3cm">
          <style:column-sep style:width="0.021cm" style:color="#b2b2b2" style:height="100%" style:style="solid"/>
          <style:column style:rel-width="5386*" fo:start-indent="0cm" fo:end-indent="0.15cm"/>
          <style:column style:rel-width="5386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1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d3802b" draw:textarea-horizontal-align="justify" draw:textarea-vertical-align="middle" draw:auto-grow-height="false" fo:min-height="0.573cm" fo:min-width="3.895cm" style:run-through="foreground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oft-page-break/><draw:frame draw:style-name="fr1" draw:name="Cadre4" text:anchor-type="as-char" svg:width="18.888cm" draw:z-index="11"><draw:text-box fo:min-height="7.124cm"><text:section text:style-name="Sect1" text:name="Section7"><text:p text:style-name="P32"><draw:g text:anchor-type="paragraph" draw:z-index="13" draw:style-name="gr4"><draw:custom-shape draw:style-name="gr5" draw:text-style-name="P85" svg:width="3.966cm" svg:height="0.645cm" draw:transform="skewX (0.00541052068118239) rotate (0.0872664625997165) translate (-0.532694444444444cm -0.305152777777778cm)"><text:p text:style-name="P84"><text:span text:style-name="T3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<text:p text:style-name="P38">Calcule <text:span text:style-name="T32">les </text:span>expression<text:span text:style-name="T32">s suivantes.</text:span></text:p><text:section text:style-name="Sect1" text:name="Section10"><text:section text:style-name="Sect2" text:name="Section17"><text:p text:style-name="P35">A <text:span text:style-name="_5f_signe"><text:span text:style-name="T24"></text:span></text:span> <draw:frame draw:style-name="fr8" draw:name="Objet11" text:anchor-type="as-char" svg:width="0.263cm" svg:height="0.781cm" draw:z-index="15"><draw:object xlink:href="./Object 25" xlink:type="simple" xlink:show="embed" xlink:actuate="onLoad"/><draw:image xlink:href="./ObjectReplacements/Object 25" xlink:type="simple" xlink:show="embed" xlink:actuate="onLoad"/><svg:desc>formule</svg:desc></draw:frame><text:s/><text:span text:style-name="T25"></text:span> <draw:frame draw:style-name="fr8" draw:name="Objet12" text:anchor-type="as-char" svg:width="0.464cm" svg:height="0.781cm" draw:z-index="16"><draw:object xlink:href="./Object 33" xlink:type="simple" xlink:show="embed" xlink:actuate="onLoad"/><draw:image xlink:href="./ObjectReplacements/Object 33" xlink:type="simple" xlink:show="embed" xlink:actuate="onLoad"/><svg:desc>formule</svg:desc></draw:frame></text:p><text:p text:style-name="P36">B <text:span text:style-name="_5f_signe"><text:span text:style-name="T24"></text:span></text:span> <draw:frame draw:style-name="fr7" draw:name="Objet23" text:anchor-type="as-char" svg:y="-0.483cm" svg:width="2.718cm" svg:height="0.781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p></text:section><text:p text:style-name="P37">Correction</text:p><text:section text:style-name="Sect2" text:name="Section18"><text:p text:style-name="P35"><draw:frame text:anchor-type="paragraph" draw:z-index="14" draw:name="Forme1" draw:style-name="gr3" draw:text-style-name="P83" svg:width="3.65cm" svg:height="0.884cm" svg:x="2.972cm" svg:y="0.088cm"><draw:text-box><text:p text:style-name="P82"><text:span text:style-name="T34">On réduit au même dénominateur.</text:span></text:p></draw:text-box></draw:frame>A <text:span text:style-name="_5f_signe"><text:span text:style-name="T24"></text:span></text:span> <draw:frame draw:style-name="fr7" draw:name="Objet13" text:anchor-type="as-char" svg:y="-0.483cm" svg:width="0.871cm" svg:height="0.781cm" draw:z-index="18"><draw:object xlink:href="./Object 44" xlink:type="simple" xlink:show="embed" xlink:actuate="onLoad"/><draw:image xlink:href="./ObjectReplacements/Object 44" xlink:type="simple" xlink:show="embed" xlink:actuate="onLoad"/><svg:desc>formule</svg:desc></draw:frame><text:s/><text:span text:style-name="T25"></text:span> <draw:frame draw:style-name="fr7" draw:name="Objet14" text:anchor-type="as-char" svg:y="-0.483cm" svg:width="0.464cm" svg:height="0.781cm" draw:z-index="19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T31"><text:s/></text:span></text:p><text:p text:style-name="P35">A <text:span text:style-name="_5f_signe"><text:span text:style-name="T24"></text:span></text:span> <draw:frame draw:style-name="fr7" draw:name="Objet15" text:anchor-type="as-char" svg:y="-0.483cm" svg:width="0.464cm" svg:height="0.781cm" draw:z-index="20"><draw:object xlink:href="./Object 46" xlink:type="simple" xlink:show="embed" xlink:actuate="onLoad"/><draw:image xlink:href="./ObjectReplacements/Object 46" xlink:type="simple" xlink:show="embed" xlink:actuate="onLoad"/><svg:desc>formule</svg:desc></draw:frame><text:s/><text:span text:style-name="T25"></text:span> <draw:frame draw:style-name="fr7" draw:name="Objet20" text:anchor-type="as-char" svg:y="-0.483cm" svg:width="0.464cm" svg:height="0.781cm" draw:z-index="21"><draw:object xlink:href="./Object 47" xlink:type="simple" xlink:show="embed" xlink:actuate="onLoad"/><draw:image xlink:href="./ObjectReplacements/Object 47" xlink:type="simple" xlink:show="embed" xlink:actuate="onLoad"/><svg:desc>formule</svg:desc></draw:frame></text:p><text:p text:style-name="P34">A <text:span text:style-name="_5f_signe"><text:span text:style-name="T24"></text:span></text:span> <draw:frame draw:style-name="fr7" draw:name="Objet21" text:anchor-type="as-char" svg:y="-0.483cm" svg:width="0.464cm" svg:height="0.781cm" draw:z-index="22"><draw:object xlink:href="./Object 48" xlink:type="simple" xlink:show="embed" xlink:actuate="onLoad"/><draw:image xlink:href="./ObjectReplacements/Object 48" xlink:type="simple" xlink:show="embed" xlink:actuate="onLoad"/><svg:desc>formule</svg:desc></draw:frame></text:p><text:p text:style-name="P34">A <text:span text:style-name="_5f_signe"><text:span text:style-name="T24"></text:span></text:span> <draw:frame draw:style-name="fr7" draw:name="Objet22" text:anchor-type="as-char" svg:y="-0.483cm" svg:width="0.464cm" svg:height="0.781cm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p><text:p text:style-name="P34"><draw:frame text:anchor-type="paragraph" draw:z-index="45" draw:name="Forme2" draw:style-name="gr2" draw:text-style-name="P81" svg:width="4.359cm" svg:height="0.825cm" svg:x="14.086cm" svg:y="-3.789cm"><draw:text-box><text:p><text:span text:style-name="T34">On simplifie les signes.</text:span></text:p></draw:text-box></draw:frame><draw:frame text:anchor-type="paragraph" draw:z-index="46" draw:name="Forme3" draw:style-name="gr1" draw:text-style-name="P80" svg:width="4.416cm" svg:height="1.093cm" svg:x="14.086cm" svg:y="-3.032cm"><draw:text-box><text:p><text:span text:style-name="T34">On réduit au même dénominateur (60).</text:span></text:p></draw:text-box></draw:frame></text:p><text:p text:style-name="P6">B <text:span text:style-name="_5f_signe"><text:span text:style-name="T24"></text:span></text:span> <draw:frame draw:style-name="fr7" draw:name="Objet24" text:anchor-type="as-char" svg:y="-0.483cm" svg:width="3.018cm" svg:height="0.787cm" draw:z-index="24"><draw:object xlink:href="./Object 69" xlink:type="simple" xlink:show="embed" xlink:actuate="onLoad"/><draw:image xlink:href="./ObjectReplacements/Object 69" xlink:type="simple" xlink:show="embed" xlink:actuate="onLoad"/><svg:desc>formule</svg:desc></draw:frame></text:p><text:p text:style-name="P40">B <text:span text:style-name="_5f_signe"><text:span text:style-name="T24"></text:span></text:span> <draw:frame draw:style-name="fr7" draw:name="Objet25" text:anchor-type="as-char" svg:y="-0.483cm" svg:width="4.404cm" svg:height="0.787cm" draw:z-index="25"><draw:object xlink:href="./Object 70" xlink:type="simple" xlink:show="embed" xlink:actuate="onLoad"/><draw:image xlink:href="./ObjectReplacements/Object 70" xlink:type="simple" xlink:show="embed" xlink:actuate="onLoad"/><svg:desc>formule</svg:desc></draw:frame></text:p><text:p text:style-name="P40">B <text:span text:style-name="_5f_signe"><text:span text:style-name="T24"></text:span></text:span> <draw:frame draw:style-name="fr7" draw:name="Objet26" text:anchor-type="as-char" svg:y="-0.483cm" svg:width="2.54cm" svg:height="0.787cm" draw:z-index="26"><draw:object xlink:href="./Object 71" xlink:type="simple" xlink:show="embed" xlink:actuate="onLoad"/><draw:image xlink:href="./ObjectReplacements/Object 71" xlink:type="simple" xlink:show="embed" xlink:actuate="onLoad"/><svg:desc>formule</svg:desc></draw:frame></text:p><text:p text:style-name="P39">B <text:span text:style-name="_5f_signe"><text:span text:style-name="T24"></text:span></text:span> <draw:frame draw:style-name="fr7" draw:name="Objet27" text:anchor-type="as-char" svg:y="-0.483cm" svg:width="2.381cm" svg:height="0.781cm" draw:z-index="27"><draw:object xlink:href="./Object 72" xlink:type="simple" xlink:show="embed" xlink:actuate="onLoad"/><draw:image xlink:href="./ObjectReplacements/Object 72" xlink:type="simple" xlink:show="embed" xlink:actuate="onLoad"/><svg:desc>formule</svg:desc></draw:frame></text:p><text:p text:style-name="P41"><text:span text:style-name="Police_20_par_20_défaut"><text:span text:style-name="T26">B </text:span></text:span><text:span text:style-name="_5f_signe"><text:span text:style-name="T26"></text:span></text:span><text:span text:style-name="Police_20_par_20_défaut"><text:span text:style-name="T26"> </text:span></text:span><text:span text:style-name="Police_20_par_20_défaut"><text:span text:style-name="T26"><draw:frame draw:style-name="fr7" draw:name="Objet30" text:anchor-type="as-char" svg:y="-0.483cm" svg:width="0.691cm" svg:height="0.781cm" draw:z-index="28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/text:p></text:section></text:section></text:section></draw:text-box></draw:frame></text:p>
      <text:list xml:id="list988467735" text:style-name="Num_5f_Exo">
        <text:list-item>
          <text:list>
            <text:list-item>
              <text:list>
                <text:list-item>
                  <text:list>
                    <text:list-item text:start-value="1">
                      <text:h text:style-name="P77" text:outline-level="1" text:restart-numbering="true" text:start-value="-1"><text:span text:style-name="T21"> </text:span><text:span text:style-name="T15">Calcule mentalement.</text:span></text:h>
                    </text:list-item>
                  </text:list>
                </text:list-item>
              </text:list>
            </text:list-item>
          </text:list>
        </text:list-item>
      </text:list>
      <text:section text:style-name="Sect3" text:name="Section4">
        <text:list xml:id="list3543717501" text:style-name="liste_5f_abc">
          <text:list-item>
            <text:list>
              <text:list-item>
                <text:h text:style-name="P76" text:outline-level="1"><text:span text:style-name="T6"><draw:frame draw:style-name="fr5" draw:name="Objet276" text:anchor-type="as-char" svg:width="0.393cm" svg:height="0.87cm" draw:z-index="4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corps"><text:span text:style-name="T14"></text:span></text:span><text:span text:style-name="T12"><draw:frame draw:style-name="fr4" draw:name="Objet277" text:anchor-type="as-char" svg:width="0.51cm" svg:height="0.884cm" draw:z-index="48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pointillés_20_gris"><text:span text:style-name="T11"></text:span></text:span><text:span text:style-name="_5f_pointillés_20_gris"><text:span text:style-name="T6"> …......….......</text:span></text:span></text:h>
              </text:list-item>
              <text:list-item>
                <text:h text:style-name="P76" text:outline-level="1"><draw:frame draw:style-name="fr5" draw:name="Objet280" text:anchor-type="as-char" svg:width="0.617cm" svg:height="0.87cm" draw:z-index="49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corps"><text:span text:style-name="T14">−</text:span></text:span><text:span text:style-name="T10"><draw:frame draw:style-name="fr4" draw:name="Objet281" text:anchor-type="as-char" svg:width="0.736cm" svg:height="0.884cm" draw:z-index="56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1"></text:span><text:span text:style-name="T6"> </text:span><text:span text:style-name="_5f_pointillés_20_gris"><text:span text:style-name="T6">…....…....</text:span></text:span></text:h>
              </text:list-item>
              <text:list-item>
                <text:h text:style-name="P76" text:outline-level="1"><draw:frame draw:style-name="fr5" draw:name="Objet282" text:anchor-type="as-char" svg:width="0.84cm" svg:height="0.87cm" draw:z-index="57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corps"><text:span text:style-name="T14">−</text:span></text:span><text:span text:style-name="T10"><draw:frame draw:style-name="fr4" draw:name="Objet283" text:anchor-type="as-char" svg:width="0.96cm" svg:height="0.884cm" draw:z-index="58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1"></text:span><text:span text:style-name="_5f_pointillés_20_gris"><text:span text:style-name="T12"> </text:span></text:span><text:span text:style-name="_5f_pointillés_20_gris"><text:span text:style-name="T6">…….....</text:span></text:span></text:h>
              </text:list-item>
              <text:list-item>
                <text:h text:style-name="P76" text:outline-level="1"><draw:frame draw:style-name="fr5" draw:name="Objet284" text:anchor-type="as-char" svg:width="0.84cm" svg:height="0.87cm" draw:z-index="59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corps"><text:span text:style-name="T14"></text:span></text:span><text:span text:style-name="T10"><draw:frame draw:style-name="fr4" draw:name="Objet285" text:anchor-type="as-char" svg:width="0.736cm" svg:height="0.884cm" draw:z-index="6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1"></text:span><text:span text:style-name="T6"> </text:span><text:span text:style-name="_5f_pointillés_20_gris"><text:span text:style-name="T6">…..........</text:span></text:span></text:h>
              </text:list-item>
              <text:list-item>
                <text:h text:style-name="P78" text:outline-level="1"><text:span text:style-name="_5f_Consigne"><text:span text:style-name="T18"><draw:frame draw:style-name="fr5" draw:name="Objet286" text:anchor-type="as-char" svg:width="0.617cm" svg:height="0.87cm" draw:z-index="6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corps"><text:span text:style-name="T19">−</text:span></text:span><text:span text:style-name="_5f_Consigne"><text:span text:style-name="T18"><draw:frame draw:style-name="fr4" draw:name="Objet287" text:anchor-type="as-char" svg:width="0.492cm" svg:height="0.87cm" draw:z-index="6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Consigne"><text:span text:style-name="T20"></text:span></text:span><text:span text:style-name="_5f_pointillés_20_gris"><text:span text:style-name="T16"> </text:span></text:span><text:span text:style-name="_5f_pointillés_20_gris"><text:span text:style-name="T8">...........…</text:span></text:span></text:h>
              </text:list-item>
              <text:list-item>
                <text:h text:style-name="P79" text:outline-level="1"><text:span text:style-name="_5f_Consigne"><text:span text:style-name="T18"><draw:frame draw:style-name="fr5" draw:name="Objet4" text:anchor-type="as-char" svg:width="0.617cm" svg:height="0.87cm" draw:z-index="70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corps"><text:span text:style-name="T19">−</text:span></text:span><text:span text:style-name="_5f_Consigne"><text:span text:style-name="T18"><draw:frame draw:style-name="fr4" draw:name="Objet5" text:anchor-type="as-char" svg:width="0.736cm" svg:height="0.884cm" draw:z-index="7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Consigne"><text:span text:style-name="T20"></text:span></text:span><text:span text:style-name="_5f_pointillés_20_gris"><text:span text:style-name="T16"> </text:span></text:span><text:span text:style-name="_5f_pointillés_20_gris"><text:span text:style-name="T8">..............</text:span></text:span></text:h>
              </text:list-item>
            </text:list>
          </text:list-item>
        </text:list>
      </text:section>
      <text:list xml:id="list100435363744920" text:continue-list="list988467735" text:style-name="Num_5f_Exo">
        <text:list-item>
          <text:list>
            <text:list-item>
              <text:h text:style-name="P46" text:outline-level="1"> <text:span text:style-name="_5f_pointillés_20_gris"><text:span text:style-name="T17">Dans chaque cas, réduis les nombres au même dénominateur.</text:span></text:span></text:h>
            </text:list-item>
          </text:list>
        </text:list-item>
      </text:list>
      <text:section text:style-name="Sect4" text:name="Section12">
        <text:list xml:id="list100435410249163" text:continue-list="list3543717501" text:style-name="liste_5f_abc">
          <text:list-item text:start-value="1">
            <text:p text:style-name="P66"><draw:frame draw:style-name="fr4" draw:name="Objet36" text:anchor-type="as-char" svg:width="0.293cm" svg:height="0.87cm" draw:z-index="29"><draw:object xlink:href="./Object 21" xlink:type="simple" xlink:show="embed" xlink:actuate="onLoad"/><draw:image xlink:href="./ObjectReplacements/Object 21" xlink:type="simple" xlink:show="embed" xlink:actuate="onLoad"/><svg:desc>formule</svg:desc></draw:frame><text:s/><text:span text:style-name="T33">e</text:span><text:span text:style-name="T10">t </text:span><text:span text:style-name="T10"><draw:frame draw:style-name="fr4" draw:name="Objet39" text:anchor-type="as-char" svg:width="0.517cm" svg:height="0.87cm" draw:z-index="30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p>
          </text:list-item>
        </text:list>
        <text:list xml:id="list720632989" text:style-name="_5f_Numérotation_20_des_20_exercices_20_livrets">
          <text:list-item>
            <text:list>
              <text:list-header>
                <text:p text:style-name="P49"><text:span text:style-name="_5f_pointillés_20_gris"><text:span text:style-name="T27"><text:tab/></text:span></text:span></text:p>
              </text:list-header>
            </text:list>
          </text:list-item>
        </text:list>
        <text:p text:style-name="P42"><text:span text:style-name="_5f_pointillés_20_gris"><text:span text:style-name="T27"><text:tab/></text:span></text:span></text:p>
        <text:list xml:id="list100435949995484" text:continue-list="list100435410249163" text:style-name="liste_5f_abc">
          <text:list-item>
            <text:p text:style-name="P63"><draw:frame draw:style-name="fr6" draw:name="Objet40" text:anchor-type="as-char" svg:width="0.965cm" svg:height="0.87cm" draw:z-index="31"><draw:object xlink:href="./Object 91" xlink:type="simple" xlink:show="embed" xlink:actuate="onLoad"/><draw:image xlink:href="./ObjectReplacements/Object 91" xlink:type="simple" xlink:show="embed" xlink:actuate="onLoad"/><svg:desc>formule</svg:desc></draw:frame><text:s/>et <draw:frame draw:style-name="fr4" draw:name="Objet41" text:anchor-type="as-char" svg:width="0.852cm" svg:height="0.87cm" draw:z-index="32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ext:list-item>
        </text:list>
        <text:list xml:id="list100435981598010" text:continue-list="list720632989" text:style-name="_5f_Numérotation_20_des_20_exercices_20_livrets">
          <text:list-item>
            <text:list>
              <text:list-header>
                <text:p text:style-name="P55"><text:span text:style-name="_5f_pointillés_20_gris"><text:span text:style-name="T27"><text:tab/></text:span></text:span></text:p>
                <text:p text:style-name="P49"><text:span text:style-name="_5f_pointillés_20_gris"><text:span text:style-name="T27"><text:tab/></text:span></text:span></text:p>
              </text:list-header>
            </text:list>
          </text:list-item>
        </text:list>
        <text:list xml:id="list100435424559181" text:continue-list="list100435949995484" text:style-name="liste_5f_abc">
          <text:list-item>
            <text:p text:style-name="P67"><draw:frame draw:style-name="fr6" draw:name="Objet45" text:anchor-type="as-char" svg:width="0.293cm" svg:height="0.87cm" draw:z-index="33"><draw:object xlink:href="./Object 96" xlink:type="simple" xlink:show="embed" xlink:actuate="onLoad"/><draw:image xlink:href="./ObjectReplacements/Object 96" xlink:type="simple" xlink:show="embed" xlink:actuate="onLoad"/><svg:desc>formule</svg:desc></draw:frame><text:s/>; <draw:frame draw:style-name="fr6" draw:name="Objet54" text:anchor-type="as-char" svg:width="0.628cm" svg:height="0.87cm" draw:z-index="34"><draw:object xlink:href="./Object 100" xlink:type="simple" xlink:show="embed" xlink:actuate="onLoad"/><draw:image xlink:href="./ObjectReplacements/Object 100" xlink:type="simple" xlink:show="embed" xlink:actuate="onLoad"/><svg:desc>formule</svg:desc></draw:frame><text:s/>et <draw:frame draw:style-name="fr6" draw:name="Objet55" text:anchor-type="as-char" svg:width="0.517cm" svg:height="0.87cm" draw:z-index="35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    </text:list-item>
        </text:list>
        <text:list xml:id="list100436384649073" text:continue-list="list100435981598010" text:style-name="_5f_Numérotation_20_des_20_exercices_20_livrets">
          <text:list-item>
            <text:list>
              <text:list-header>
                <text:p text:style-name="P56"><text:span text:style-name="_5f_pointillés_20_gris"><text:span text:style-name="T27"><text:tab/></text:span></text:span></text:p>
                <text:p text:style-name="P50"><text:span text:style-name="_5f_pointillés_20_gris"><text:span text:style-name="T27"><text:tab/></text:span></text:span></text:p>
                <text:p text:style-name="P56"><text:span text:style-name="_5f_pointillés_20_gris"><text:span text:style-name="T27"><text:tab/></text:span></text:span></text:p>
                <text:p text:style-name="P50"><text:span text:style-name="_5f_pointillés_20_gris"><text:span text:style-name="T27"><text:tab/></text:span></text:span></text:p>
              </text:list-header>
            </text:list>
          </text:list-item>
        </text:list>
        <text:list xml:id="list100436605571394" text:continue-list="list100435424559181" text:style-name="liste_5f_abc">
          <text:list-item>
            <text:p text:style-name="P64"><draw:frame draw:style-name="fr4" draw:name="Objet56" text:anchor-type="as-char" svg:width="1.409cm" svg:height="0.87cm" draw:z-index="36"><draw:object xlink:href="./Object 112" xlink:type="simple" xlink:show="embed" xlink:actuate="onLoad"/><draw:image xlink:href="./ObjectReplacements/Object 112" xlink:type="simple" xlink:show="embed" xlink:actuate="onLoad"/><svg:desc>formule</svg:desc></draw:frame><text:s/>et <draw:frame draw:style-name="fr4" draw:name="Objet57" text:anchor-type="as-char" svg:width="0.852cm" svg:height="0.87cm" draw:z-index="37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</text:list-item>
        </text:list>
        <text:list xml:id="list100436534625017" text:continue-list="list100436384649073" text:style-name="_5f_Numérotation_20_des_20_exercices_20_livrets">
          <text:list-item>
            <text:list>
              <text:list-header>
                <text:p text:style-name="P56"><text:span text:style-name="_5f_pointillés_20_gris"><text:span text:style-name="T27"><text:tab/></text:span></text:span></text:p>
                <text:p text:style-name="P50"><text:span text:style-name="_5f_pointillés_20_gris"><text:span text:style-name="T27"><text:tab/></text:span></text:span></text:p>
              </text:list-header>
            </text:list>
          </text:list-item>
        </text:list>
        <text:list xml:id="list100437372202558" text:continue-list="list100436605571394" text:style-name="liste_5f_abc">
          <text:list-item>
            <text:p text:style-name="P65"><draw:frame draw:style-name="fr6" draw:name="Objet58" text:anchor-type="as-char" svg:width="0.293cm" svg:height="0.87cm" draw:z-index="38"><draw:object xlink:href="./Object 114" xlink:type="simple" xlink:show="embed" xlink:actuate="onLoad"/><draw:image xlink:href="./ObjectReplacements/Object 114" xlink:type="simple" xlink:show="embed" xlink:actuate="onLoad"/><svg:desc>formule</svg:desc></draw:frame><text:s/>; <draw:frame draw:style-name="fr6" draw:name="Objet59" text:anchor-type="as-char" svg:width="0.831cm" svg:height="0.87cm" draw:z-index="39"><draw:object xlink:href="./Object 118" xlink:type="simple" xlink:show="embed" xlink:actuate="onLoad"/><draw:image xlink:href="./ObjectReplacements/Object 118" xlink:type="simple" xlink:show="embed" xlink:actuate="onLoad"/><svg:desc>formule</svg:desc></draw:frame><text:s/>et <draw:frame draw:style-name="fr6" draw:name="Objet60" text:anchor-type="as-char" svg:width="0.517cm" svg:height="0.87cm" draw:z-index="40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</text:list-item>
        </text:list>
        <text:list xml:id="list100436125312348" text:continue-list="list100436534625017" text:style-name="_5f_Numérotation_20_des_20_exercices_20_livrets">
          <text:list-item>
            <text:list>
              <text:list-header>
                <text:p text:style-name="P56"><text:span text:style-name="_5f_pointillés_20_gris"><text:span text:style-name="T27"><text:tab/></text:span></text:span></text:p>
                <text:p text:style-name="P50"><text:span text:style-name="_5f_pointillés_20_gris"><text:span text:style-name="T27"><text:tab/></text:span></text:span></text:p>
                <text:p text:style-name="P56"><text:span text:style-name="_5f_pointillés_20_gris"><text:span text:style-name="T27"><text:tab/></text:span></text:span></text:p>
              </text:list-header>
            </text:list>
          </text:list-item>
        </text:list>
        <text:list xml:id="list100436702958682" text:continue-list="list100437372202558" text:style-name="liste_5f_abc">
          <text:list-item>
            <text:p text:style-name="P68"><draw:frame draw:style-name="fr6" draw:name="Objet63" text:anchor-type="as-char" svg:width="0.517cm" svg:height="0.87cm" draw:z-index="41"><draw:object xlink:href="./Object 120" xlink:type="simple" xlink:show="embed" xlink:actuate="onLoad"/><draw:image xlink:href="./ObjectReplacements/Object 120" xlink:type="simple" xlink:show="embed" xlink:actuate="onLoad"/><svg:desc>formule</svg:desc></draw:frame><text:s/>; <draw:frame draw:style-name="fr6" draw:name="Objet64" text:anchor-type="as-char" svg:width="0.517cm" svg:height="0.87cm" draw:z-index="42"><draw:object xlink:href="./Object 121" xlink:type="simple" xlink:show="embed" xlink:actuate="onLoad"/><draw:image xlink:href="./ObjectReplacements/Object 121" xlink:type="simple" xlink:show="embed" xlink:actuate="onLoad"/><svg:desc>formule</svg:desc></draw:frame><text:s/>; <draw:frame draw:style-name="fr6" draw:name="Objet66" text:anchor-type="as-char" svg:width="0.852cm" svg:height="0.87cm" draw:z-index="43"><draw:object xlink:href="./Object 122" xlink:type="simple" xlink:show="embed" xlink:actuate="onLoad"/><draw:image xlink:href="./ObjectReplacements/Object 122" xlink:type="simple" xlink:show="embed" xlink:actuate="onLoad"/><svg:desc>formule</svg:desc></draw:frame><text:s/>et <draw:frame draw:style-name="fr6" draw:name="Objet67" text:anchor-type="as-char" svg:width="0.628cm" svg:height="0.87cm" draw:z-index="44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    </text:list-item>
        </text:list>
        <text:list xml:id="list100437185183518" text:continue-list="list100436125312348" text:style-name="_5f_Numérotation_20_des_20_exercices_20_livrets">
          <text:list-item>
            <text:list>
              <text:list-header>
                <text:p text:style-name="P56"><text:span text:style-name="_5f_pointillés_20_gris"><text:span text:style-name="T27"><text:tab/></text:span></text:span></text:p>
                <text:p text:style-name="P50"><text:span text:style-name="_5f_pointillés_20_gris"><text:span text:style-name="T27"><text:tab/></text:span></text:span></text:p>
                <text:p text:style-name="P51"><text:span text:style-name="_5f_pointillés_20_gris"><text:span text:style-name="T27"><text:tab/></text:span></text:span></text:p>
              </text:list-header>
            </text:list>
          </text:list-item>
        </text:list>
      </text:section>
      <text:list xml:id="list100437467126443" text:continue-list="list100435363744920" text:style-name="Num_5f_Exo">
        <text:list-item>
          <text:h text:style-name="P47" text:outline-level="1"><text:soft-page-break/> Calcule puis<text:span text:style-name="T22"> donne le résultat sous la forme d’une fraction simplifiée.</text:span></text:h>
        </text:list-item>
      </text:list>
      <text:section text:style-name="Sect5" text:name="Section1">
        <text:p text:style-name="P33"><text:span text:style-name="T6">A</text:span> <text:span text:style-name="T9"></text:span><draw:frame draw:style-name="fr4" draw:name="Objet1" text:anchor-type="as-char" svg:width="1.565cm" svg:height="0.87cm" draw:z-index="6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text:list xml:id="list100436423048798" text:continue-list="list100437185183518" text:style-name="_5f_Numérotation_20_des_20_exercices_20_livrets">
          <text:list-item>
            <text:list>
              <text:list-header>
                <text:p text:style-name="P57"><text:span text:style-name="_5f_pointillés_20_gris"><text:span text:style-name="T27"><text:tab/></text:span></text:span></text:p>
                <text:p text:style-name="P58"><text:span text:style-name="_5f_pointillés_20_gris"><text:span text:style-name="T27"><text:tab/></text:span></text:span></text:p>
              </text:list-header>
            </text:list>
          </text:list-item>
        </text:list>
        <text:p text:style-name="P29">B <text:span text:style-name="T9"></text:span><draw:frame draw:style-name="fr6" draw:name="Objet2" text:anchor-type="as-char" svg:width="2.99cm" svg:height="0.87cm" draw:z-index="64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text:list xml:id="list100436533907392" text:continue-numbering="true" text:style-name="_5f_Numérotation_20_des_20_exercices_20_livrets">
          <text:list-item>
            <text:list>
              <text:list-header>
                <text:p text:style-name="P59"><text:span text:style-name="_5f_pointillés_20_gris"><text:span text:style-name="T27"><text:tab/></text:span></text:span></text:p>
              </text:list-header>
            </text:list>
          </text:list-item>
        </text:list>
        <text:p text:style-name="P28">C <text:span text:style-name="T9"></text:span><draw:frame draw:style-name="fr6" draw:name="Objet3" text:anchor-type="as-char" svg:width="3.491cm" svg:height="0.87cm" draw:z-index="65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text:list xml:id="list100436258695496" text:continue-numbering="true" text:style-name="_5f_Numérotation_20_des_20_exercices_20_livrets">
          <text:list-item>
            <text:list>
              <text:list-header>
                <text:p text:style-name="P59"><text:span text:style-name="_5f_pointillés_20_gris"><text:span text:style-name="T27"><text:tab/></text:span></text:span></text:p>
              </text:list-header>
            </text:list>
          </text:list-item>
        </text:list>
        <text:p text:style-name="P28">D <text:span text:style-name="T9"></text:span><draw:frame draw:style-name="fr4" draw:name="Objet31" text:anchor-type="as-char" svg:width="1.487cm" svg:height="0.87cm" draw:z-index="66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text:list xml:id="list100435587514204" text:continue-numbering="true" text:style-name="_5f_Numérotation_20_des_20_exercices_20_livrets">
          <text:list-item>
            <text:list>
              <text:list-header>
                <text:p text:style-name="P61"><text:span text:style-name="_5f_pointillés_20_gris"><text:span text:style-name="T27"><text:tab/></text:span></text:span></text:p>
                <text:p text:style-name="P60"><text:span text:style-name="_5f_pointillés_20_gris"><text:span text:style-name="T28"><text:tab/></text:span></text:span></text:p>
              </text:list-header>
            </text:list>
          </text:list-item>
        </text:list>
        <text:p text:style-name="P44">E <text:span text:style-name="T9"></text:span><draw:frame draw:style-name="fr4" draw:name="Objet32" text:anchor-type="as-char" svg:width="1.819cm" svg:height="0.87cm" draw:z-index="67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text:list xml:id="list100436192481287" text:continue-numbering="true" text:style-name="_5f_Numérotation_20_des_20_exercices_20_livrets">
          <text:list-item>
            <text:list>
              <text:list-header>
                <text:p text:style-name="P52"><text:span text:style-name="_5f_pointillés_20_gris"><text:span text:style-name="T27"><text:tab/></text:span></text:span></text:p>
                <text:p text:style-name="P53"><text:span text:style-name="_5f_pointillés_20_gris"><text:span text:style-name="T28"><text:tab/></text:span></text:span></text:p>
              </text:list-header>
            </text:list>
          </text:list-item>
        </text:list>
        <text:p text:style-name="P45"><text:span text:style-name="T12">F</text:span><text:span text:style-name="T13"> </text:span><text:span text:style-name="T11"></text:span><draw:frame draw:style-name="fr4" draw:name="Objet33" text:anchor-type="as-char" svg:width="1.787cm" svg:height="0.87cm" draw:z-index="68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text:list xml:id="list100436316658003" text:continue-numbering="true" text:style-name="_5f_Numérotation_20_des_20_exercices_20_livrets">
          <text:list-item>
            <text:list>
              <text:list-header>
                <text:p text:style-name="P52"><text:span text:style-name="_5f_pointillés_20_gris"><text:span text:style-name="T27"><text:tab/></text:span></text:span></text:p>
                <text:p text:style-name="P54"><text:span text:style-name="_5f_pointillés_20_gris"><text:span text:style-name="T29"><text:tab/></text:span></text:span></text:p>
              </text:list-header>
            </text:list>
          </text:list-item>
        </text:list>
        <text:p text:style-name="P45"><text:span text:style-name="T13">G </text:span><draw:frame draw:style-name="fr4" draw:name="Objet34" text:anchor-type="as-char" svg:width="1.789cm" svg:height="0.87cm" draw:z-index="6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text:list xml:id="list100437265721557" text:continue-numbering="true" text:style-name="_5f_Numérotation_20_des_20_exercices_20_livrets">
          <text:list-item>
            <text:list>
              <text:list-header>
                <text:p text:style-name="P52"><text:span text:style-name="_5f_pointillés_20_gris"><text:span text:style-name="T27"><text:tab/></text:span></text:span></text:p>
                <text:p text:style-name="P54"><text:span text:style-name="_5f_pointillés_20_gris"><text:span text:style-name="T29"><text:tab/></text:span></text:span></text:p>
                <text:p text:style-name="P54"><text:span text:style-name="_5f_pointillés_20_gris"><text:span text:style-name="T29"><text:tab/></text:span></text:span></text:p>
              </text:list-header>
            </text:list>
          </text:list-item>
        </text:list>
      </text:section>
      <text:list xml:id="list100437467778515" text:continue-list="list100437467126443" text:style-name="Num_5f_Exo">
        <text:list-item>
          <text:h text:style-name="P48" text:outline-level="1"> Effectue les calculs puis simplifie lorsque cela est possible.</text:h>
        </text:list-item>
      </text:list>
      <text:section text:style-name="Sect5" text:name="Section2">
        <text:p text:style-name="P27"><text:span text:style-name="T23">K </text:span><text:span text:style-name="_5f_signe"><text:span text:style-name="T23"></text:span></text:span><text:span text:style-name="T23"><draw:frame draw:style-name="fr4" draw:name="Objet173" text:anchor-type="as-char" svg:width="2.565cm" svg:height="0.87cm" draw:z-index="50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30"><text:span text:style-name="_5f_signe"><text:span text:style-name="T7">L </text:span></text:span><text:span text:style-name="_5f_signe"><text:span text:style-name="T23"></text:span></text:span><text:span text:style-name="_5f_signe"><text:span text:style-name="T23"><draw:frame draw:style-name="fr4" draw:name="Objet174" text:anchor-type="as-char" svg:width="2.718cm" svg:height="0.87cm" draw:z-index="51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30"><text:span text:style-name="_5f_signe"><text:span text:style-name="T7">M </text:span></text:span><text:span text:style-name="_5f_signe"><text:span text:style-name="T23"></text:span></text:span><text:span text:style-name="_5f_signe"><text:span text:style-name="T23"><draw:frame draw:style-name="fr4" draw:name="Objet16" text:anchor-type="as-char" svg:width="3.406cm" svg:height="0.87cm" draw:z-index="5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30"><text:span text:style-name="_5f_signe"><text:span text:style-name="T7">N </text:span></text:span><text:span text:style-name="_5f_signe"><text:span text:style-name="T23"></text:span></text:span><text:span text:style-name="_5f_signe"><text:span text:style-name="T23"><draw:frame draw:style-name="fr4" draw:name="Objet29" text:anchor-type="as-char" svg:width="3.207cm" svg:height="0.87cm" draw:z-index="5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31"><text:span text:style-name="_5f_signe"><text:span text:style-name="T8">P </text:span></text:span><text:span text:style-name="_5f_signe"><text:span text:style-name="T24"></text:span></text:span><text:span text:style-name="_5f_signe"><text:span text:style-name="T24"><draw:frame draw:style-name="fr4" draw:name="Objet18" text:anchor-type="as-char" svg:width="3.364cm" svg:height="0.87cm" draw:z-index="5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30"><text:span text:style-name="_5f_signe"><text:span text:style-name="T7">R </text:span></text:span><text:span text:style-name="_5f_signe"><text:span text:style-name="T23"></text:span></text:span><text:span text:style-name="_5f_signe"><text:span text:style-name="T23"><draw:frame draw:style-name="fr4" draw:name="Objet17" text:anchor-type="as-char" svg:width="2.194cm" svg:height="0.87cm" draw:z-index="5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27"><text:tab/></text:span></text:span></text:p>
        <text:p text:style-name="P43"><text:span text:style-name="_5f_pointillés_20_gris"><text:span text:style-name="T30"><text:tab/>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loext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 style:list-style-name="_5f_Numérotation_20_des_20_exercices_20_livrets"/>
    <style:style style:name="MP25" style:family="paragraph" style:parent-style-name="_5f_Pied_20_de_20_page" style:list-style-name="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8" style:family="paragraph" style:parent-style-name="_5f_Pied_20_de_20_page" style:list-style-name="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9" style:family="paragraph" style:parent-style-name="_5f_En-tête">
      <style:text-properties officeooo:rsid="0013441a" officeooo:paragraph-rsid="00170f48" style:text-scale="96%"/>
    </style:style>
    <style:style style:name="MP30" style:family="paragraph">
      <loext:graphic-properties draw:fill="solid" draw:fill-color="#d7e12c"/>
    </style:style>
    <style:style style:name="MP31" style:family="paragraph">
      <style:paragraph-properties fo:text-align="center"/>
    </style:style>
    <style:style style:name="MP32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2_20__28_une_20_colonne_29__20__20_impaire_20__28_D_29_" style:display-name="_Fiche éditeur série 2 (une colonne)  impaire (D)" style:page-layout-name="Mpm18" style:next-style-name="_5f_Fiche_20_éditeur_20_série_20_2_20__28_une_20_colonne_29__20_paire_20__28_G_29_">
      <style:header>
        <text:list xml:id="list720632989" text:style-name="_5f_Numérotation_20_des_20_exercices_20_livrets">
          <text:list-header>
            <text:p text:style-name="MP24">Série <text:s/>3 : Additionner deux nombres en écriture fractionnaire</text:p>
          </text:list-header>
        </text:list>
      </style:header>
      <style:footer>
        <text:h text:style-name="MP25" text:outline-level="1">Chapitre A3: Nombres rationnel</text:h>
      </style:footer>
      <style:footer-left>
        <text:p text:style-name="MP26">Chapitre A3 : Écritures fractionnaires</text:p>
      </style:footer-left>
    </style:master-page>
    <style:master-page style:name="_5f_Fiche_20_éditeur_20_série_20_2_20__28_une_20_colonne_29__20_paire_20__28_G_29_" style:display-name="_Fiche éditeur série 2 (une colonne) paire (G)" style:page-layout-name="Mpm19" style:next-style-name="_5f_Fiche_20_éditeur_20_série_20_2_20__28_une_20_colonne_29__20__20_impaire_20__28_D_29_">
      <style:header>
        <text:list xml:id="list100436520578620" text:continue-numbering="true" text:style-name="_5f_Numérotation_20_des_20_exercices_20_livrets">
          <text:list-header>
            <text:p text:style-name="MP24">Série <text:s/>3 : Additionner deux nombres en écriture fractionnaire</text:p>
          </text:list-header>
        </text:list>
      </style:header>
      <style:footer>
        <text:p text:style-name="MP27">Écritures fractionnaires : Chapitre A3</text:p>
      </style:footer>
      <style:footer-left>
        <text:h text:style-name="MP28" text:outline-level="1">Chapitre A3: Nombres rationnel</text:h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9"><draw:path text:anchor-type="paragraph" draw:z-index="1" draw:style-name="Mgr1" draw:text-style-name="MP30" svg:width="4.329cm" svg:height="2.24cm" svg:x="-1.499cm" svg:y="-1cm" svg:viewBox="0 0 4330 2241" svg:d="M0 2241l3984-288c209-15 363-168 345-342l-170-1611h-4159z"><text:p/></draw:path><draw:frame text:anchor-type="paragraph" draw:z-index="3" draw:style-name="Mgr2" draw:text-style-name="MP32" svg:width="2.703cm" svg:height="0.715cm" draw:transform="rotate (0.0872664625997165) translate (-0.172861111111111cm 0.218722222222222cm)"><draw:text-box><text:p text:style-name="MP31"><text:span text:style-name="MT5">Série 3</text:span></text:p></draw:text-box></draw:frame><draw:line text:anchor-type="paragraph" draw:z-index="5" draw:style-name="Mgr3" draw:text-style-name="MP31" svg:x1="19.159cm" svg:y1="0.353cm" svg:x2="20.496cm" svg:y2="0.36cm"><text:p/></draw:line>Additionner deux nombres en écriture fractionnaire</text:p>
      </style:header>
      <style:footer>
        <text:p text:style-name="MP33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34"><draw:g text:anchor-type="paragraph" draw:z-index="12" draw:style-name="Mgr4"><draw:path draw:style-name="Mgr5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17</text:page-number></text:p></draw:text-box></draw:frame><text:p text:style-name="MP36"><text:span text:style-name="MT6">Nombres rationnels</text:span> • <text:span text:style-name="MT6">A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10:04:34.991000000</dc:date>
    <meta:editing-duration>PT12H37M25S</meta:editing-duration>
    <meta:editing-cycles>111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1" meta:image-count="0" meta:object-count="55" meta:page-count="3" meta:paragraph-count="136" meta:word-count="339" meta:character-count="2016" meta:non-whitespace-character-count="1296"/>
  </office:meta>
</office:document-meta>
</file>

<file path=Object 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9</mn>
          <mn>5</mn>
        </mfrac>
        <mrow>
          <mspace width="0.5em"/>
          <mo stretchy="false">+</mo>
          <mspace width="0.5em"/>
        </mrow>
        <mfrac>
          <mn>7</mn>
          <mn>5</mn>
        </mfrac>
      </mrow>
    </mstyle>
    <annotation encoding="StarMath 5.0">size 10{- `{9} over 5`+`7 over 5}</annotation>
  </semantics>
</math>
</file>

<file path=Object 1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2</mn>
          <mn>7</mn>
        </mfrac>
        <mrow>
          <mspace width="0.5em"/>
          <mo stretchy="false">+</mo>
          <mspace width="0.5em"/>
        </mrow>
        <mfrac>
          <mn>3</mn>
          <mn>14</mn>
        </mfrac>
      </mrow>
    </mstyle>
    <annotation encoding="StarMath 5.0">size 10{- `{2} over 7`+`3 over 14}</annotation>
  </semantics>
</math>
</file>

<file path=Object 100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4</mn>
        </mrow>
        <mn>5</mn>
      </mfrac>
    </mstyle>
    <annotation encoding="StarMath 5.0">size 10{{-`{4}} over 5}</annotation>
  </semantics>
</math>
</file>

<file path=Object 101/content.xml><?xml version="1.0" encoding="utf-8"?>
<math xmlns="http://www.w3.org/1998/Math/MathML" display="block">
  <semantics>
    <mstyle mathsize="10pt">
      <mfrac>
        <mn>7</mn>
        <mn>15</mn>
      </mfrac>
    </mstyle>
    <annotation encoding="StarMath 5.0">size 10{{7} over 15}</annotation>
  </semantics>
</math>
</file>

<file path=Object 11/content.xml><?xml version="1.0" encoding="utf-8"?>
<math xmlns="http://www.w3.org/1998/Math/MathML" display="block">
  <semantics>
    <mrow>
      <mrow>
        <mo stretchy="false">−</mo>
        <mspace width="0.5em"/>
      </mrow>
      <mn>1</mn>
      <mspace width="0.5em"/>
      <mstyle mathvariant="normal">
        <mi mathvariant="normal"></mi>
      </mstyle>
      <mspace width="0.5em"/>
      <mfrac>
        <mn>13</mn>
        <mrow>
          <mo stretchy="false">−</mo>
          <mn>30</mn>
        </mrow>
      </mfrac>
      <mrow>
        <mspace width="0.5em"/>
        <mo stretchy="false">−</mo>
        <mspace width="0.5em"/>
      </mrow>
      <mfrac>
        <mrow>
          <mo stretchy="false">−</mo>
          <mn>11</mn>
        </mrow>
        <mn>12</mn>
      </mfrac>
    </mrow>
    <annotation encoding="StarMath 5.0">-`1` nitalic` {13} over {-30} `  - `{-11} over {12}  </annotation>
  </semantics>
</math>
</file>

<file path=Object 112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0,34</mn>
        </mrow>
        <mn>24</mn>
      </mfrac>
    </mstyle>
    <annotation encoding="StarMath 5.0">size 10{{-`10,34} over 24}</annotation>
  </semantics>
</math>
</file>

<file path=Object 113/content.xml><?xml version="1.0" encoding="utf-8"?>
<math xmlns="http://www.w3.org/1998/Math/MathML" display="block">
  <semantics>
    <mstyle mathsize="10pt">
      <mfrac>
        <mn>15,2</mn>
        <mn>16</mn>
      </mfrac>
    </mstyle>
    <annotation encoding="StarMath 5.0">size 10{{15,2} over 16}</annotation>
  </semantics>
</math>
</file>

<file path=Object 114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 over 6}</annotation>
  </semantics>
</math>
</file>

<file path=Object 118/content.xml><?xml version="1.0" encoding="utf-8"?>
<math xmlns="http://www.w3.org/1998/Math/MathML" display="block">
  <semantics>
    <mstyle mathsize="10pt">
      <mfrac>
        <mn>1</mn>
        <mrow>
          <mrow>
            <mo stretchy="false">−</mo>
            <mspace width="1em"/>
          </mrow>
          <mn>12</mn>
        </mrow>
      </mfrac>
    </mstyle>
    <annotation encoding="StarMath 5.0">size 10{{1} over {-``12}}</annotation>
  </semantics>
</math>
</file>

<file path=Object 119/content.xml><?xml version="1.0" encoding="utf-8"?>
<math xmlns="http://www.w3.org/1998/Math/MathML" display="block">
  <semantics>
    <mstyle mathsize="10pt">
      <mfrac>
        <mn>5</mn>
        <mn>24</mn>
      </mfrac>
    </mstyle>
    <annotation encoding="StarMath 5.0">size 10{{5} over 24}</annotation>
  </semantics>
</math>
</file>

<file path=Object 12/content.xml><?xml version="1.0" encoding="utf-8"?>
<math xmlns="http://www.w3.org/1998/Math/MathML" display="block">
  <semantics>
    <mstyle mathsize="10pt">
      <mrow>
        <mfrac>
          <mrow>
            <mo stretchy="false">−</mo>
            <mn>3</mn>
          </mrow>
          <mn>10</mn>
        </mfrac>
        <mspace width="0.5em"/>
        <mstyle mathvariant="normal">
          <mi mathvariant="normal"></mi>
        </mstyle>
        <mspace width="0.5em"/>
        <mfrac>
          <mrow>
            <mo stretchy="false">−</mo>
            <mn>9</mn>
          </mrow>
          <mrow>
            <mspace width="1em"/>
            <mn>8</mn>
          </mrow>
        </mfrac>
        <mspace width="0.5em"/>
        <mstyle mathvariant="normal">
          <mi mathvariant="normal"></mi>
        </mstyle>
        <mfrac>
          <mn>7</mn>
          <mn>5</mn>
        </mfrac>
        <mspace width="0.5em"/>
        <mstyle mathvariant="normal">
          <mi mathvariant="normal"></mi>
        </mstyle>
        <mfrac>
          <mn>3</mn>
          <mn>2</mn>
        </mfrac>
      </mrow>
    </mstyle>
    <annotation encoding="StarMath 5.0">size 10{{-{3}} over 10`nitalic`{-9} over {{``8}}`nitalic{7} over 5`nitalic3 over 2}</annotation>
  </semantics>
</math>
</file>

<file path=Object 120/content.xml><?xml version="1.0" encoding="utf-8"?>
<math xmlns="http://www.w3.org/1998/Math/MathML" display="block">
  <semantics>
    <mstyle mathsize="10pt">
      <mfrac>
        <mn>32</mn>
        <mn>15</mn>
      </mfrac>
    </mstyle>
    <annotation encoding="StarMath 5.0">size 10{{32} over 15}</annotation>
  </semantics>
</math>
</file>

<file path=Object 121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{{1} over 20}</annotation>
  </semantics>
</math>
</file>

<file path=Object 122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7</mn>
        </mrow>
        <mn>12</mn>
      </mfrac>
    </mstyle>
    <annotation encoding="StarMath 5.0">size 10{{{-`17}} over 12}</annotation>
  </semantics>
</math>
</file>

<file path=Object 123/content.xml><?xml version="1.0" encoding="utf-8"?>
<math xmlns="http://www.w3.org/1998/Math/MathML" display="block">
  <semantics>
    <mstyle mathsize="10pt">
      <mfrac>
        <mn>19</mn>
        <mrow>
          <mrow>
            <mo stretchy="false">−</mo>
            <mspace width="0.5em"/>
          </mrow>
          <mn>6</mn>
        </mrow>
      </mfrac>
    </mstyle>
    <annotation encoding="StarMath 5.0">size 10{{19} over {-`6}}</annotation>
  </semantics>
</math>
</file>

<file path=Object 13/content.xml><?xml version="1.0" encoding="utf-8"?>
<math xmlns="http://www.w3.org/1998/Math/MathML" display="block">
  <semantics>
    <mstyle mathsize="10pt">
      <mrow>
        <mrow>
          <mo stretchy="false">−</mo>
          <mn>11</mn>
        </mrow>
        <mspace width="0.5em"/>
        <mstyle mathvariant="normal">
          <mi mathvariant="normal"></mi>
        </mstyle>
        <mspace width="0.5em"/>
        <mfrac>
          <mn>1</mn>
          <mn>11</mn>
        </mfrac>
        <mspace width="0.5em"/>
        <mstyle mathvariant="normal">
          <mi mathvariant="normal"></mi>
        </mstyle>
        <mspace width="0.5em"/>
        <mfrac>
          <mn>1</mn>
          <mn>6</mn>
        </mfrac>
        <mrow>
          <mspace width="0.5em"/>
          <mo stretchy="false">−</mo>
          <mspace width="0.5em"/>
        </mrow>
        <mn>6</mn>
      </mrow>
    </mstyle>
    <annotation encoding="StarMath 5.0">size 10{ {-{11}}`nitalic`{1} over {11}`nitalic `{1} over {6}`-`{6}}</annotation>
  </semantics>
</math>
</file>

<file path=Object 14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−</mo>
          <mspace width="0.5em"/>
        </mrow>
        <mfrac>
          <mrow>
            <mo stretchy="false">−</mo>
            <mn>7</mn>
          </mrow>
          <mn>4</mn>
        </mfrac>
        <mrow>
          <mspace width="0.5em"/>
          <mo stretchy="false">−</mo>
          <mspace width="0.5em"/>
        </mrow>
        <mfrac>
          <mn>1</mn>
          <mn>5</mn>
        </mfrac>
      </mrow>
    </mstyle>
    <annotation encoding="StarMath 5.0">size 10{{2} over {{3}}`-`{-7} over {4}`-`{1} over 5}</annotation>
  </semantics>
</math>
</file>

<file path=Object 15/content.xml><?xml version="1.0" encoding="utf-8"?>
<math xmlns="http://www.w3.org/1998/Math/MathML" display="block">
  <semantics>
    <mfrac>
      <mn>15</mn>
      <mn>8</mn>
    </mfrac>
    <annotation encoding="StarMath 5.0">{15} over {8}</annotation>
  </semantics>
</math>
</file>

<file path=Object 16/content.xml><?xml version="1.0" encoding="utf-8"?>
<math xmlns="http://www.w3.org/1998/Math/MathML" display="block">
  <semantics>
    <mfrac>
      <mn>7</mn>
      <mn>8</mn>
    </mfrac>
    <annotation encoding="StarMath 5.0">{7}over {8}</annotation>
  </semantics>
</math>
</file>

<file path=Object 17/content.xml><?xml version="1.0" encoding="utf-8"?>
<math xmlns="http://www.w3.org/1998/Math/MathML" display="block">
  <semantics>
    <mfrac>
      <mn>4</mn>
      <mn>9</mn>
    </mfrac>
    <annotation encoding="StarMath 5.0">{4} over {9}</annotation>
  </semantics>
</math>
</file>

<file path=Object 18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19/content.xml><?xml version="1.0" encoding="utf-8"?>
<math xmlns="http://www.w3.org/1998/Math/MathML" display="block">
  <semantics>
    <mfrac>
      <mn>13</mn>
      <mn>17</mn>
    </mfrac>
    <annotation encoding="StarMath 5.0">{13} over {17}</annotation>
  </semantics>
</math>
</file>

<file path=Object 2/content.xml><?xml version="1.0" encoding="utf-8"?>
<math xmlns="http://www.w3.org/1998/Math/MathML" display="block">
  <semantics>
    <mstyle mathsize="10pt">
      <mstyle mathvariant="normal">
        <mrow>
          <mfrac>
            <mrow>
              <mrow>
                <mo stretchy="false">−</mo>
                <mspace width="0.5em"/>
              </mrow>
              <mn>2,62</mn>
            </mrow>
            <mn>27</mn>
          </mfrac>
          <mrow>
            <mspace width="0.5em"/>
            <mo stretchy="false">+</mo>
            <mspace width="0.5em"/>
          </mrow>
          <mfrac>
            <mrow>
              <mrow>
                <mo stretchy="false">−</mo>
                <mspace width="0.5em"/>
              </mrow>
              <mn>14,5</mn>
            </mrow>
            <mn>27</mn>
          </mfrac>
        </mrow>
      </mstyle>
    </mstyle>
    <annotation encoding="StarMath 5.0">size 10 nitalic {{-`2,62} over {27}`+`   {-`14,5} over 27}</annotation>
  </semantics>
</math>
</file>

<file path=Object 20/content.xml><?xml version="1.0" encoding="utf-8"?>
<math xmlns="http://www.w3.org/1998/Math/MathML" display="block">
  <semantics>
    <mfrac>
      <mn>2</mn>
      <mn>17</mn>
    </mfrac>
    <annotation encoding="StarMath 5.0">{2}over {17}</annotation>
  </semantics>
</math>
</file>

<file path=Object 21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 over 7 }</annotation>
  </semantics>
</math>
</file>

<file path=Object 22/content.xml><?xml version="1.0" encoding="utf-8"?>
<math xmlns="http://www.w3.org/1998/Math/MathML" display="block">
  <semantics>
    <mfrac>
      <mn>91</mn>
      <mn>121</mn>
    </mfrac>
    <annotation encoding="StarMath 5.0">{91} over {121}</annotation>
  </semantics>
</math>
</file>

<file path=Object 23/content.xml><?xml version="1.0" encoding="utf-8"?>
<math xmlns="http://www.w3.org/1998/Math/MathML" display="block">
  <semantics>
    <mfrac>
      <mn>90</mn>
      <mn>121</mn>
    </mfrac>
    <annotation encoding="StarMath 5.0">{90}over {121}</annotation>
  </semantics>
</math>
</file>

<file path=Object 24/content.xml><?xml version="1.0" encoding="utf-8"?>
<math xmlns="http://www.w3.org/1998/Math/MathML" display="block">
  <semantics>
    <mfrac>
      <mn>101</mn>
      <mn>4</mn>
    </mfrac>
    <annotation encoding="StarMath 5.0">{101} over {4}</annotation>
  </semantics>
</math>
</file>

<file path=Object 25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26/content.xml><?xml version="1.0" encoding="utf-8"?>
<math xmlns="http://www.w3.org/1998/Math/MathML" display="block">
  <semantics>
    <mfrac>
      <mn>26</mn>
      <mn>4</mn>
    </mfrac>
    <annotation encoding="StarMath 5.0">{26}over {4}</annotation>
  </semantics>
</math>
</file>

<file path=Object 27/content.xml><?xml version="1.0" encoding="utf-8"?>
<math xmlns="http://www.w3.org/1998/Math/MathML" display="block">
  <semantics>
    <mfrac>
      <mn>12</mn>
      <mn>12</mn>
    </mfrac>
    <annotation encoding="StarMath 5.0">{12} over {12}</annotation>
  </semantics>
</math>
</file>

<file path=Object 28/content.xml><?xml version="1.0" encoding="utf-8"?>
<math xmlns="http://www.w3.org/1998/Math/MathML" display="block">
  <semantics>
    <mfrac>
      <mn>12</mn>
      <mn>12</mn>
    </mfrac>
    <annotation encoding="StarMath 5.0">{12}over {12}</annotation>
  </semantics>
</math>
</file>

<file path=Object 3/content.xml><?xml version="1.0" encoding="utf-8"?>
<math xmlns="http://www.w3.org/1998/Math/MathML" display="block">
  <semantics>
    <mstyle mathsize="10pt">
      <mstyle mathvariant="normal">
        <mrow>
          <mfrac>
            <mn>12</mn>
            <mn>25</mn>
          </mfrac>
          <mrow>
            <mspace width="0.5em"/>
            <mo stretchy="false">−</mo>
            <mspace width="0.5em"/>
          </mrow>
          <mfrac>
            <mrow>
              <mrow>
                <mo stretchy="false">−</mo>
                <mspace width="0.5em"/>
              </mrow>
              <mn>17</mn>
            </mrow>
            <mn>25</mn>
          </mfrac>
          <mrow>
            <mspace width="0.5em"/>
            <mo stretchy="false">+</mo>
            <mspace width="0.5em"/>
          </mrow>
          <mfrac>
            <mrow>
              <mrow>
                <mo stretchy="false">−</mo>
                <mspace width="0.5em"/>
              </mrow>
              <mn>133</mn>
            </mrow>
            <mn>25</mn>
          </mfrac>
        </mrow>
      </mstyle>
    </mstyle>
    <annotation encoding="StarMath 5.0">size 10 nitalic {{12} over {25}`-`{-`17} over {25}`+`{-`133} over 25}</annotation>
  </semantics>
</math>
</file>

<file path=Object 33/content.xml><?xml version="1.0" encoding="utf-8"?>
<math xmlns="http://www.w3.org/1998/Math/MathML" display="block">
  <semantics>
    <mfrac>
      <mn>6</mn>
      <mn>12</mn>
    </mfrac>
    <annotation encoding="StarMath 5.0">{6} over {12}</annotation>
  </semantics>
</math>
</file>

<file path=Object 4/content.xml><?xml version="1.0" encoding="utf-8"?>
<math xmlns="http://www.w3.org/1998/Math/MathML" display="block">
  <semantics>
    <mstyle mathsize="10pt">
      <mrow>
        <mn>4,5</mn>
        <mrow>
          <mspace width="0.5em"/>
          <mo stretchy="false">−</mo>
          <mspace width="0.5em"/>
        </mrow>
        <mfrac>
          <mn>7</mn>
          <mn>8</mn>
        </mfrac>
      </mrow>
    </mstyle>
    <annotation encoding="StarMath 5.0">size 10 {4,5` - `{7 over 8}}</annotation>
  </semantics>
</math>
</file>

<file path=Object 44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style color="green">
          <mstyle mathvariant="bold">
            <mn>4</mn>
          </mstyle>
        </mstyle>
      </mrow>
      <mrow>
        <mn>3</mn>
        <mrow>
          <mspace width="0.5em"/>
          <mo stretchy="false">×</mo>
          <mspace width="0.5em"/>
        </mrow>
        <mstyle color="green">
          <mstyle mathvariant="bold">
            <mn>4</mn>
          </mstyle>
        </mstyle>
      </mrow>
    </mfrac>
    <annotation encoding="StarMath 5.0">{7`times `color green bold{4} } over {3`times` color green bold{4}}</annotation>
  </semantics>
</math>
</file>

<file path=Object 45/content.xml><?xml version="1.0" encoding="utf-8"?>
<math xmlns="http://www.w3.org/1998/Math/MathML" display="block">
  <semantics>
    <mfrac>
      <mn>6</mn>
      <mn>12</mn>
    </mfrac>
    <annotation encoding="StarMath 5.0">{6} over {12}</annotation>
  </semantics>
</math>
</file>

<file path=Object 46/content.xml><?xml version="1.0" encoding="utf-8"?>
<math xmlns="http://www.w3.org/1998/Math/MathML" display="block">
  <semantics>
    <mfrac>
      <mn>28</mn>
      <mn>12</mn>
    </mfrac>
    <annotation encoding="StarMath 5.0">{28} over {12}</annotation>
  </semantics>
</math>
</file>

<file path=Object 47/content.xml><?xml version="1.0" encoding="utf-8"?>
<math xmlns="http://www.w3.org/1998/Math/MathML" display="block">
  <semantics>
    <mfrac>
      <mn>6</mn>
      <mn>12</mn>
    </mfrac>
    <annotation encoding="StarMath 5.0">{6} over {12}</annotation>
  </semantics>
</math>
</file>

<file path=Object 48/content.xml><?xml version="1.0" encoding="utf-8"?>
<math xmlns="http://www.w3.org/1998/Math/MathML" display="block">
  <semantics>
    <mfrac>
      <mn>34</mn>
      <mn>12</mn>
    </mfrac>
    <annotation encoding="StarMath 5.0">{34} over {12}</annotation>
  </semantics>
</math>
</file>

<file path=Object 5/content.xml><?xml version="1.0" encoding="utf-8"?>
<math xmlns="http://www.w3.org/1998/Math/MathML" display="block">
  <semantics>
    <mstyle mathsize="10pt">
      <mrow>
        <mrow>
          <mrow>
            <mo stretchy="false">−</mo>
            <mspace width="0.5em"/>
          </mrow>
          <mn>5</mn>
        </mrow>
        <mrow>
          <mspace width="0.5em"/>
          <mo stretchy="false">+</mo>
          <mspace width="0.5em"/>
        </mrow>
        <mfrac>
          <mn>6</mn>
          <mrow>
            <mrow>
              <mo stretchy="false">−</mo>
              <mspace width="0.5em"/>
            </mrow>
            <mn>5</mn>
          </mrow>
        </mfrac>
      </mrow>
    </mstyle>
    <annotation encoding="StarMath 5.0">size 10 {{-`5}` + `{6 over {-`5}}}</annotation>
  </semantics>
</math>
</file>

<file path=Object 6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21</mn>
        </mfrac>
        <mrow>
          <mspace width="0.5em"/>
          <mo stretchy="false">−</mo>
          <mspace width="0.5em"/>
        </mrow>
        <mfrac>
          <mn>7</mn>
          <mn>3</mn>
        </mfrac>
      </mrow>
    </mstyle>
    <annotation encoding="StarMath 5.0">size 10{- `{5} over 21`-`7 over 3}</annotation>
  </semantics>
</math>
</file>

<file path=Object 67/content.xml><?xml version="1.0" encoding="utf-8"?>
<math xmlns="http://www.w3.org/1998/Math/MathML" display="block">
  <semantics>
    <mfrac>
      <mn>17</mn>
      <mn>6</mn>
    </mfrac>
    <annotation encoding="StarMath 5.0">{17} over {6}</annotation>
  </semantics>
</math>
</file>

<file path=Object 69/content.xml><?xml version="1.0" encoding="utf-8"?>
<math xmlns="http://www.w3.org/1998/Math/MathML" display="block">
  <semantics>
    <mrow>
      <mrow>
        <mstyle color="aqua">
          <mstyle mathvariant="bold">
            <mrow>
              <mo stretchy="false">−</mo>
              <mrow/>
            </mrow>
          </mstyle>
        </mstyle>
        <mspace width="0.5em"/>
        <mn>1</mn>
        <mspace width="0.5em"/>
        <mstyle color="aqua">
          <mrow>
            <mstyle mathvariant="bold">
              <mi mathvariant="normal"></mi>
            </mstyle>
            <mrow/>
          </mrow>
        </mstyle>
        <mspace width="0.5em"/>
        <mfrac>
          <mn>13</mn>
          <mrow>
            <mstyle color="aqua">
              <mstyle mathvariant="bold">
                <mrow>
                  <mo stretchy="false">−</mo>
                  <mrow/>
                </mrow>
              </mstyle>
            </mstyle>
            <mspace width="0.5em"/>
            <mn>30</mn>
          </mrow>
        </mfrac>
      </mrow>
      <mspace width="0.5em"/>
      <mstyle color="aqua">
        <mstyle mathvariant="bold">
          <mrow>
            <mo stretchy="false">−</mo>
            <mrow/>
          </mrow>
        </mstyle>
      </mstyle>
      <mspace width="0.5em"/>
      <mfrac>
        <mrow>
          <mstyle color="aqua">
            <mstyle mathvariant="bold">
              <mrow>
                <mo stretchy="false">−</mo>
                <mrow/>
              </mrow>
            </mstyle>
          </mstyle>
          <mspace width="0.5em"/>
          <mn>11</mn>
        </mrow>
        <mn>12</mn>
      </mfrac>
    </mrow>
    <annotation encoding="StarMath 5.0">{{{color cyan{bold -{}}`1`color cyan{bold nitalic{}}`{13} over {color cyan{bold -{}}`30}}`color cyan{bold -{}}`{{color cyan{bold -{}}`11} over 12}}}</annotation>
  </semantics>
</math>
</file>

<file path=Object 7/content.xml><?xml version="1.0" encoding="utf-8"?>
<math xmlns="http://www.w3.org/1998/Math/MathML" display="block">
  <semantics>
    <mstyle mathsize="10pt">
      <mrow>
        <mfrac>
          <mn>1</mn>
          <mrow>
            <mo stretchy="false">−</mo>
            <mn>8</mn>
          </mrow>
        </mfrac>
        <mspace width="0.5em"/>
        <mstyle mathvariant="normal">
          <mi mathvariant="normal"></mi>
        </mstyle>
        <mspace width="0.5em"/>
        <mfrac>
          <mn>5</mn>
          <mn>4</mn>
        </mfrac>
        <mspace width="0.5em"/>
        <mstyle mathvariant="normal">
          <mi mathvariant="normal"></mi>
        </mstyle>
        <mspace width="0.5em"/>
        <mfrac>
          <mrow>
            <mo stretchy="false">−</mo>
            <mn>7</mn>
          </mrow>
          <mn>6</mn>
        </mfrac>
      </mrow>
    </mstyle>
    <annotation encoding="StarMath 5.0">size 10{{1} over {-{8}}`nitalic`{5} over {4}`nitalic`{-7} over 6}</annotation>
  </semantics>
</math>
</file>

<file path=Object 70/content.xml><?xml version="1.0" encoding="utf-8"?>
<math xmlns="http://www.w3.org/1998/Math/MathML" display="block">
  <semantics>
    <mrow>
      <mstyle color="fuchsia">
        <mstyle mathvariant="bold">
          <mrow>
            <mo stretchy="false">−</mo>
            <mrow/>
          </mrow>
        </mstyle>
      </mstyle>
      <mspace width="0.5em"/>
      <mfrac>
        <mrow>
          <mn>1</mn>
          <mrow>
            <mspace width="0.5em"/>
            <mo stretchy="false">×</mo>
            <mspace width="0.5em"/>
          </mrow>
          <mn>60</mn>
        </mrow>
        <mrow>
          <mn>1</mn>
          <mrow>
            <mspace width="0.5em"/>
            <mo stretchy="false">×</mo>
            <mspace width="0.5em"/>
          </mrow>
          <mn>60</mn>
        </mrow>
      </mfrac>
      <mspace width="0.5em"/>
      <mstyle color="fuchsia">
        <mstyle mathvariant="bold">
          <mrow>
            <mo stretchy="false">−</mo>
            <mrow/>
          </mrow>
        </mstyle>
      </mstyle>
      <mspace width="0.5em"/>
      <mfrac>
        <mrow>
          <mn>13</mn>
          <mrow>
            <mspace width="0.5em"/>
            <mo stretchy="false">×</mo>
            <mspace width="0.5em"/>
          </mrow>
          <mn>2</mn>
        </mrow>
        <mrow>
          <mn>30</mn>
          <mrow>
            <mspace width="0.5em"/>
            <mo stretchy="false">×</mo>
            <mspace width="0.5em"/>
          </mrow>
          <mn>2</mn>
        </mrow>
      </mfrac>
      <mspace width="0.5em"/>
      <mstyle color="fuchsia">
        <mrow>
          <mstyle mathvariant="bold">
            <mi mathvariant="normal"></mi>
          </mstyle>
          <mrow/>
        </mrow>
      </mstyle>
      <mspace width="0.5em"/>
      <mfrac>
        <mrow>
          <mn>11</mn>
          <mrow>
            <mspace width="0.5em"/>
            <mo stretchy="false">×</mo>
            <mspace width="0.5em"/>
          </mrow>
          <mn>5</mn>
        </mrow>
        <mrow>
          <mn>12</mn>
          <mrow>
            <mspace width="0.5em"/>
            <mo stretchy="false">×</mo>
            <mspace width="0.5em"/>
          </mrow>
          <mn>5</mn>
        </mrow>
      </mfrac>
    </mrow>
    <annotation encoding="StarMath 5.0">{color magenta {bold-{}}`{1 `times`60} over {1 `times` 60}`color magenta{bold-{}}`{13`times`2} over {30`times`2}`color magenta{bold nitalic{}}`{{11`times`5} over {12`times`5}}}</annotation>
  </semantics>
</math>
</file>

<file path=Object 71/content.xml><?xml version="1.0" encoding="utf-8"?>
<math xmlns="http://www.w3.org/1998/Math/MathML" display="block">
  <semantics>
    <mrow>
      <mo stretchy="false">−</mo>
      <mrow>
        <mfrac>
          <mrow>
            <mspace width="0.5em"/>
            <mn>60</mn>
          </mrow>
          <mn>60</mn>
        </mfrac>
        <mrow>
          <mspace width="0.5em"/>
          <mo stretchy="false">−</mo>
          <mspace width="0.5em"/>
        </mrow>
        <mfrac>
          <mn>26</mn>
          <mn>60</mn>
        </mfrac>
        <mspace width="0.5em"/>
        <mstyle mathvariant="normal">
          <mi mathvariant="normal"></mi>
        </mstyle>
        <mspace width="0.5em"/>
        <mfrac>
          <mn>55</mn>
          <mn>60</mn>
        </mfrac>
      </mrow>
    </mrow>
    <annotation encoding="StarMath 5.0">{-{{`60} over 60`-`{26 over 60}`nitalic`{55 over 60}}}</annotation>
  </semantics>
</math>
</file>

<file path=Object 72/content.xml><?xml version="1.0" encoding="utf-8"?>
<math xmlns="http://www.w3.org/1998/Math/MathML" display="block">
  <semantics>
    <mfrac>
      <mrow>
        <mrow>
          <mo stretchy="false">−</mo>
          <mspace width="0.5em"/>
        </mrow>
        <mn>60</mn>
        <mrow>
          <mspace width="0.5em"/>
          <mo stretchy="false">−</mo>
          <mspace width="0.5em"/>
        </mrow>
        <mn>26</mn>
        <mspace width="0.5em"/>
        <mstyle mathvariant="normal">
          <mi mathvariant="normal"></mi>
        </mstyle>
        <mspace width="0.5em"/>
        <mn>55</mn>
      </mrow>
      <mn>60</mn>
    </mfrac>
    <annotation encoding="StarMath 5.0">{{-`60`-`26`nitalic`55} over {60}}</annotation>
  </semantics>
</math>
</file>

<file path=Object 73/content.xml><?xml version="1.0" encoding="utf-8"?>
<math xmlns="http://www.w3.org/1998/Math/MathML" display="block">
  <semantics>
    <mfrac>
      <mrow>
        <mo stretchy="false">−</mo>
        <mn>31</mn>
      </mrow>
      <mn>60</mn>
    </mfrac>
    <annotation encoding="StarMath 5.0">{{-31} over {60}}</annotation>
  </semantics>
</math>
</file>

<file path=Object 8/content.xml><?xml version="1.0" encoding="utf-8"?>
<math xmlns="http://www.w3.org/1998/Math/MathML" display="block">
  <semantics>
    <mstyle mathsize="10pt">
      <mrow>
        <mn>1</mn>
        <mspace width="0.5em"/>
        <mstyle mathvariant="normal">
          <mi mathvariant="normal"></mi>
        </mstyle>
        <mspace width="0.5em"/>
        <mfrac>
          <mrow>
            <mo stretchy="false">−</mo>
            <mn>15</mn>
          </mrow>
          <mn>7</mn>
        </mfrac>
        <mspace width="0.5em"/>
        <mstyle mathvariant="normal">
          <mi mathvariant="normal"></mi>
        </mstyle>
        <mrow>
          <mspace width="0.5em"/>
          <mfrac>
            <mrow>
              <mo stretchy="false">−</mo>
              <mn>3</mn>
            </mrow>
            <mrow>
              <mo stretchy="false">−</mo>
              <mn>5</mn>
            </mrow>
          </mfrac>
        </mrow>
      </mrow>
    </mstyle>
    <annotation encoding="StarMath 5.0">size 10{{1}`nitalic`{-15} over {7}`nitalic{` {- 3} over {-5}}}</annotation>
  </semantics>
</math>
</file>

<file path=Object 9/content.xml><?xml version="1.0" encoding="utf-8"?>
<math xmlns="http://www.w3.org/1998/Math/MathML" display="block">
  <semantics>
    <mstyle mathsize="10pt">
      <mrow>
        <mrow>
          <mo stretchy="false">−</mo>
          <mn>2</mn>
        </mrow>
        <mspace width="0.5em"/>
        <mstyle mathvariant="normal">
          <mi mathvariant="normal"></mi>
        </mstyle>
        <mspace width="0.5em"/>
        <mfrac>
          <mn>5</mn>
          <mn>6</mn>
        </mfrac>
        <mrow>
          <mspace width="0.5em"/>
          <mo stretchy="false">−</mo>
          <mspace width="0.5em"/>
        </mrow>
        <mfrac>
          <mn>23</mn>
          <mn>10</mn>
        </mfrac>
        <mrow>
          <mspace width="0.5em"/>
          <mo stretchy="false">−</mo>
          <mspace width="0.5em"/>
        </mrow>
        <mfrac>
          <mn>3</mn>
          <mrow>
            <mo stretchy="false">−</mo>
            <mn>5</mn>
          </mrow>
        </mfrac>
      </mrow>
    </mstyle>
    <annotation encoding="StarMath 5.0">size 10{ {-{2}}`nitalic`{5} over {6}`-`{23} over {10}`-`3 over {-5}}</annotation>
  </semantics>
</math>
</file>

<file path=Object 90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 over 10}</annotation>
  </semantics>
</math>
</file>

<file path=Object 91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2,3</mn>
        </mrow>
        <mn>2</mn>
      </mfrac>
    </mstyle>
    <annotation encoding="StarMath 5.0">size 10{{-`2,3} over 2}</annotation>
  </semantics>
</math>
</file>

<file path=Object 92/content.xml><?xml version="1.0" encoding="utf-8"?>
<math xmlns="http://www.w3.org/1998/Math/MathML" display="block">
  <semantics>
    <mstyle mathsize="10pt">
      <mfrac>
        <mn>3,61</mn>
        <mn>5</mn>
      </mfrac>
    </mstyle>
    <annotation encoding="StarMath 5.0">size 10{{3,61} over 5}</annotation>
  </semantics>
</math>
</file>

<file path=Object 96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 over 2}</annotation>
  </semantics>
</math>
</file>